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3.866cm"/>
    </style:style>
    <style:style style:name="co24" style:family="table-column">
      <style:table-column-properties fo:break-before="auto" style:column-width="2.477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3.64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512cm"/>
    </style:style>
    <style:style style:name="co29" style:family="table-column">
      <style:table-column-properties fo:break-before="auto" style:column-width="4.574cm"/>
    </style:style>
    <style:style style:name="co30" style:family="table-column">
      <style:table-column-properties fo:break-before="auto" style:column-width="2.785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5.064cm"/>
    </style:style>
    <style:style style:name="co33" style:family="table-column">
      <style:table-column-properties fo:break-before="auto" style:column-width="6.073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1.042cm"/>
    </style:style>
    <style:style style:name="co37" style:family="table-column">
      <style:table-column-properties fo:break-before="auto" style:column-width="2.314cm"/>
    </style:style>
    <style:style style:name="co38" style:family="table-column">
      <style:table-column-properties fo:break-before="auto" style:column-width="3.702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4.276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2.831cm"/>
    </style:style>
    <style:style style:name="co43" style:family="table-column">
      <style:table-column-properties fo:break-before="auto" style:column-width="2.73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104">
      <style:table-cell-properties fo:background-color="#cccccc"/>
    </style:style>
    <style:style style:name="ce14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5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ext-properties fo:color="#999999"/>
    </style:style>
    <style:style style:name="ce17" style:family="table-cell" style:parent-style-name="Default" style:data-style-name="N104">
      <style:table-cell-properties fo:background-color="#cccccc"/>
      <style:text-properties fo:color="#999999"/>
    </style:style>
    <style:style style:name="ce18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ext-properties fo:color="#2a6099"/>
    </style:style>
    <style:style style:name="ce23" style:family="table-cell" style:parent-style-name="Default" style:data-style-name="N104">
      <style:text-properties fo:color="#808080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ext-properties fo:color="#808080"/>
    </style:style>
    <style:style style:name="ce26" style:family="table-cell" style:parent-style-name="Default" style:data-style-name="N104">
      <style:text-properties fo:color="#999999" fo:font-weight="bold" style:font-weight-asian="bold" style:font-weight-complex="bold"/>
    </style:style>
    <style:style style:name="ce27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fo:background-color="#cccccc"/>
    </style:style>
    <style:style style:name="ce32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3" style:family="table-cell" style:parent-style-name="Default" style:data-style-name="N111">
      <style:text-properties fo:color="#808080"/>
    </style:style>
    <style:style style:name="ce34" style:family="table-cell" style:parent-style-name="Default" style:data-style-name="N111">
      <style:table-cell-properties fo:background-color="#cccccc"/>
      <style:text-properties fo:color="#808080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cccccc"/>
      <style:text-properties fo:color="#808080"/>
    </style:style>
    <style:style style:name="ce41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2" style:family="table-cell" style:parent-style-name="Default" style:data-style-name="N104">
      <style:table-cell-properties fo:background-color="#cccccc"/>
      <style:text-properties fo:color="#2a6099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50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52" style:family="table-cell" style:parent-style-name="Default">
      <style:table-cell-properties fo:background-color="#cccccc"/>
      <style:text-properties fo:color="#808080"/>
    </style:style>
    <style:style style:name="ce53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6" style:family="table-cell" style:parent-style-name="Default" style:data-style-name="N114">
      <style:table-cell-properties fo:background-color="#cccccc"/>
    </style:style>
    <style:style style:name="ce57" style:family="table-cell" style:parent-style-name="Default" style:data-style-name="N114"/>
    <style:style style:name="ce58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ccccc" fo:wrap-option="wrap"/>
    </style:style>
    <style:style style:name="ce61" style:family="table-cell" style:parent-style-name="Default" style:data-style-name="N118"/>
    <style:style style:name="ce62" style:family="table-cell" style:parent-style-name="Default" style:data-style-name="N116"/>
    <style:style style:name="ce63" style:family="table-cell" style:parent-style-name="Default" style:data-style-name="N117"/>
    <style:style style:name="ce64" style:family="table-cell" style:parent-style-name="Default" style:data-style-name="N3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6" table:default-cell-style-name="ce16"/>
        <table:table-column table:style-name="co10" table:default-cell-style-name="ce30"/>
        <table:table-column table:style-name="co11" table:number-columns-repeated="3" table:default-cell-style-name="ce30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Cost per km or unit (original date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18" office:value-type="string" calcext:value-type="string">
            <text:p>Cost per km or unit (normalised to 1900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28" office:value-type="string" calcext:value-type="string">
            <text:p>SimuCents per km or unit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style-name="ce32" office:value-type="string" calcext:value-type="string">
            <text:p>Of which forge cost</text:p>
          </table:table-cell>
          <table:table-cell table:style-name="ce35" table:number-columns-repeated="1010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29" table:number-columns-repeated="4"/>
          <table:table-cell table:style-name="ce2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0" office:value-type="currency" office:currency="GBP" office:value="5581" calcext:value-type="currency">
            <text:p>£5,581.00</text:p>
          </table:table-cell>
          <table:table-cell table:style-name="ce23" table:number-columns-repeated="2"/>
          <table:table-cell table:style-name="ce26"/>
          <table:table-cell table:formula="of:=[.G3]*[$'Currency conversion'.$H$3]" office:value-type="currency" office:currency="GHC" office:value="4267.38881532442" calcext:value-type="currency">
            <text:p>₵4,267.39</text:p>
          </table:table-cell>
          <table:table-cell table:style-name="ce33" table:formula="of:=[.H3]*[$'Currency conversion'.$H$3]" office:value-type="currency" office:currency="GHC" office:value="0" calcext:value-type="currency">
            <text:p>₵0.00</text:p>
          </table:table-cell>
          <table:table-cell table:style-name="ce33" table:formula="of:=[.I3]*[$'Currency conversion'.$H$3]" office:value-type="currency" office:currency="GHC" office:value="0" calcext:value-type="currency">
            <text:p>₵0.00</text:p>
          </table:table-cell>
          <table:table-cell table:style-name="ce33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0" office:value-type="currency" office:currency="GBP" office:value="17.47" calcext:value-type="currency">
            <text:p>£17.47</text:p>
          </table:table-cell>
          <table:table-cell table:style-name="ce23" table:number-columns-repeated="2"/>
          <table:table-cell table:style-name="ce26"/>
          <table:table-cell table:formula="of:=[.G4]*[$'Currency conversion'.$H$3]" office:value-type="currency" office:currency="GHC" office:value="13.3580509951116" calcext:value-type="currency">
            <text:p>₵13.36</text:p>
          </table:table-cell>
          <table:table-cell table:style-name="ce33" table:formula="of:=[.H4]*[$'Currency conversion'.$H$3]" office:value-type="currency" office:currency="GHC" office:value="0" calcext:value-type="currency">
            <text:p>₵0.00</text:p>
          </table:table-cell>
          <table:table-cell table:style-name="ce33" table:formula="of:=[.I4]*[$'Currency conversion'.$H$3]" office:value-type="currency" office:currency="GHC" office:value="0" calcext:value-type="currency">
            <text:p>₵0.00</text:p>
          </table:table-cell>
          <table:table-cell table:style-name="ce33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0" office:value-type="currency" office:currency="GBP" office:value="98784.66" calcext:value-type="currency">
            <text:p>£98,784.66</text:p>
          </table:table-cell>
          <table:table-cell table:style-name="ce23" table:number-columns-repeated="2"/>
          <table:table-cell table:style-name="ce26"/>
          <table:table-cell table:formula="of:=[.G5]*[$'Currency conversion'.$H$3]" office:value-type="currency" office:currency="GHC" office:value="75533.5160741132" calcext:value-type="currency">
            <text:p>₵75,533.52</text:p>
          </table:table-cell>
          <table:table-cell table:style-name="ce33" table:formula="of:=[.H5]*[$'Currency conversion'.$H$3]" office:value-type="currency" office:currency="GHC" office:value="0" calcext:value-type="currency">
            <text:p>₵0.00</text:p>
          </table:table-cell>
          <table:table-cell table:style-name="ce33" table:formula="of:=[.I5]*[$'Currency conversion'.$H$3]" office:value-type="currency" office:currency="GHC" office:value="0" calcext:value-type="currency">
            <text:p>₵0.00</text:p>
          </table:table-cell>
          <table:table-cell table:style-name="ce33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0" office:value-type="currency" office:currency="GBP" office:value="1498.74" calcext:value-type="currency">
            <text:p>£1,498.74</text:p>
          </table:table-cell>
          <table:table-cell table:style-name="ce23" table:number-columns-repeated="2"/>
          <table:table-cell table:style-name="ce26"/>
          <table:table-cell table:formula="of:=[.G6]*[$'Currency conversion'.$H$3]" office:value-type="currency" office:currency="GHC" office:value="1145.97855457433" calcext:value-type="currency">
            <text:p>₵1,145.98</text:p>
          </table:table-cell>
          <table:table-cell table:style-name="ce33" table:formula="of:=[.H6]*[$'Currency conversion'.$H$3]" office:value-type="currency" office:currency="GHC" office:value="0" calcext:value-type="currency">
            <text:p>₵0.00</text:p>
          </table:table-cell>
          <table:table-cell table:style-name="ce33" table:formula="of:=[.I6]*[$'Currency conversion'.$H$3]" office:value-type="currency" office:currency="GHC" office:value="0" calcext:value-type="currency">
            <text:p>₵0.00</text:p>
          </table:table-cell>
          <table:table-cell table:style-name="ce33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523.31" calcext:value-type="currency">
            <text:p>£1,523.3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3" table:formula="of:=[.H7]*[$'Currency conversion'.$H$3]" office:value-type="currency" office:currency="GHC" office:value="1164.76546430243" calcext:value-type="currency">
            <text:p>₵1,164.77</text:p>
          </table:table-cell>
          <table:table-cell table:style-name="ce33" table:formula="of:=[.I7]*[$'Currency conversion'.$H$3]" office:value-type="currency" office:currency="GHC" office:value="0" calcext:value-type="currency">
            <text:p>₵0.00</text:p>
          </table:table-cell>
          <table:table-cell table:style-name="ce33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416.02" calcext:value-type="currency">
            <text:p>£1,416.02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3" table:formula="of:=[.H8]*[$'Currency conversion'.$H$3]" office:value-type="currency" office:currency="GHC" office:value="1082.72852719507" calcext:value-type="currency">
            <text:p>₵1,082.73</text:p>
          </table:table-cell>
          <table:table-cell table:style-name="ce33" table:formula="of:=[.I8]*[$'Currency conversion'.$H$3]" office:value-type="currency" office:currency="GHC" office:value="0" calcext:value-type="currency">
            <text:p>₵0.00</text:p>
          </table:table-cell>
          <table:table-cell table:style-name="ce33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344.71" calcext:value-type="currency">
            <text:p>£1,344.7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3" table:formula="of:=[.H9]*[$'Currency conversion'.$H$3]" office:value-type="currency" office:currency="GHC" office:value="1028.20290518812" calcext:value-type="currency">
            <text:p>₵1,028.20</text:p>
          </table:table-cell>
          <table:table-cell table:style-name="ce33" table:formula="of:=[.I9]*[$'Currency conversion'.$H$3]" office:value-type="currency" office:currency="GHC" office:value="0" calcext:value-type="currency">
            <text:p>₵0.00</text:p>
          </table:table-cell>
          <table:table-cell table:style-name="ce33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86.2" calcext:value-type="currency">
            <text:p>£1,286.20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3" table:formula="of:=[.H10]*[$'Currency conversion'.$H$3]" office:value-type="currency" office:currency="GHC" office:value="983.46452146036" calcext:value-type="currency">
            <text:p>₵983.46</text:p>
          </table:table-cell>
          <table:table-cell table:style-name="ce33" table:formula="of:=[.I10]*[$'Currency conversion'.$H$3]" office:value-type="currency" office:currency="GHC" office:value="0" calcext:value-type="currency">
            <text:p>₵0.00</text:p>
          </table:table-cell>
          <table:table-cell table:style-name="ce33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05.56" calcext:value-type="currency">
            <text:p>£1,205.56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3" table:formula="of:=[.H11]*[$'Currency conversion'.$H$3]" office:value-type="currency" office:currency="GHC" office:value="921.804920301471" calcext:value-type="currency">
            <text:p>₵921.80</text:p>
          </table:table-cell>
          <table:table-cell table:style-name="ce33" table:formula="of:=[.I11]*[$'Currency conversion'.$H$3]" office:value-type="currency" office:currency="GHC" office:value="0" calcext:value-type="currency">
            <text:p>₵0.00</text:p>
          </table:table-cell>
          <table:table-cell table:style-name="ce33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092.67" calcext:value-type="currency">
            <text:p>£1,092.67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3" table:formula="of:=[.H12]*[$'Currency conversion'.$H$3]" office:value-type="currency" office:currency="GHC" office:value="835.486066446969" calcext:value-type="currency">
            <text:p>₵835.49</text:p>
          </table:table-cell>
          <table:table-cell table:style-name="ce33" table:formula="of:=[.I12]*[$'Currency conversion'.$H$3]" office:value-type="currency" office:currency="GHC" office:value="0" calcext:value-type="currency">
            <text:p>₵0.00</text:p>
          </table:table-cell>
          <table:table-cell table:style-name="ce33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0" office:value-type="currency" office:currency="GBP" office:value="2239.68" calcext:value-type="currency">
            <text:p>£2,239.68</text:p>
          </table:table-cell>
          <table:table-cell table:style-name="ce23" table:number-columns-repeated="2"/>
          <table:table-cell table:style-name="ce26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1712.52201790106" calcext:value-type="currency">
            <text:p>₵1,712.52</text:p>
          </table:table-cell>
          <table:table-cell table:style-name="ce33" table:formula="of:=[.H13]*[$'Currency conversion'.$H$3]" office:value-type="currency" office:currency="GHC" office:value="0" calcext:value-type="currency">
            <text:p>₵0.00</text:p>
          </table:table-cell>
          <table:table-cell table:style-name="ce33" table:formula="of:=[.I13]*[$'Currency conversion'.$H$3]" office:value-type="currency" office:currency="GHC" office:value="0" calcext:value-type="currency">
            <text:p>₵0.00</text:p>
          </table:table-cell>
          <table:table-cell table:style-name="ce33" table:formula="of:=[.J13]*[$'Currency conversion'.$H$3]" office:value-type="currency" office:currency="GHC" office:value="720.875976941687" calcext:value-type="currency">
            <text:p>₵72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0" office:value-type="currency" office:currency="GBP" office:value="1927.36" calcext:value-type="currency">
            <text:p>£1,927.36</text:p>
          </table:table-cell>
          <table:table-cell table:style-name="ce23" table:number-columns-repeated="2"/>
          <table:table-cell table:style-name="ce26"/>
          <table:table-cell table:formula="of:=[.G14]*[$'Currency conversion'.$H$3]" office:value-type="currency" office:currency="GHC" office:value="1473.71340388885" calcext:value-type="currency">
            <text:p>₵1,473.71</text:p>
          </table:table-cell>
          <table:table-cell table:style-name="ce33" table:formula="of:=[.H14]*[$'Currency conversion'.$H$3]" office:value-type="currency" office:currency="GHC" office:value="0" calcext:value-type="currency">
            <text:p>₵0.00</text:p>
          </table:table-cell>
          <table:table-cell table:style-name="ce33" table:formula="of:=[.I14]*[$'Currency conversion'.$H$3]" office:value-type="currency" office:currency="GHC" office:value="0" calcext:value-type="currency">
            <text:p>₵0.00</text:p>
          </table:table-cell>
          <table:table-cell table:style-name="ce33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0" office:value-type="currency" office:currency="GBP" office:value="1694.74" calcext:value-type="currency">
            <text:p>£1,694.74</text:p>
          </table:table-cell>
          <table:table-cell table:style-name="ce23" table:number-columns-repeated="2"/>
          <table:table-cell table:style-name="ce26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1295.84564072441" calcext:value-type="currency">
            <text:p>₵1,295.85</text:p>
          </table:table-cell>
          <table:table-cell table:style-name="ce33" table:formula="of:=[.H15]*[$'Currency conversion'.$H$3]" office:value-type="currency" office:currency="GHC" office:value="0" calcext:value-type="currency">
            <text:p>₵0.00</text:p>
          </table:table-cell>
          <table:table-cell table:style-name="ce33" table:formula="of:=[.I15]*[$'Currency conversion'.$H$3]" office:value-type="currency" office:currency="GHC" office:value="0" calcext:value-type="currency">
            <text:p>₵0.00</text:p>
          </table:table-cell>
          <table:table-cell table:style-name="ce33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0" office:value-type="currency" office:currency="GBP" office:value="92418.51" calcext:value-type="currency">
            <text:p>£92,418.51</text:p>
          </table:table-cell>
          <table:table-cell table:style-name="ce23" table:number-columns-repeated="2"/>
          <table:table-cell table:style-name="ce26"/>
          <table:table-cell table:formula="of:=[.G16]*[$'Currency conversion'.$H$3]" office:value-type="currency" office:currency="GHC" office:value="70665.7795919993" calcext:value-type="currency">
            <text:p>₵70,665.78</text:p>
          </table:table-cell>
          <table:table-cell table:style-name="ce33" table:formula="of:=[.H16]*[$'Currency conversion'.$H$3]" office:value-type="currency" office:currency="GHC" office:value="0" calcext:value-type="currency">
            <text:p>₵0.00</text:p>
          </table:table-cell>
          <table:table-cell table:style-name="ce33" table:formula="of:=[.I16]*[$'Currency conversion'.$H$3]" office:value-type="currency" office:currency="GHC" office:value="0" calcext:value-type="currency">
            <text:p>₵0.00</text:p>
          </table:table-cell>
          <table:table-cell table:style-name="ce33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8"/>
          <table:table-cell table:style-name="ce12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0" office:value-type="currency" office:currency="GBP" office:value="189581.33" calcext:value-type="currency">
            <text:p>£189,581.33</text:p>
          </table:table-cell>
          <table:table-cell table:style-name="ce23" table:number-columns-repeated="2"/>
          <table:table-cell table:style-name="ce26"/>
          <table:table-cell table:formula="of:=[.G18]*[$'Currency conversion'.$H$3]" office:value-type="currency" office:currency="GHC" office:value="144959.1914059" calcext:value-type="currency">
            <text:p>₵144,959.19</text:p>
          </table:table-cell>
          <table:table-cell table:style-name="ce33" table:formula="of:=[.H18]*[$'Currency conversion'.$H$3]" office:value-type="currency" office:currency="GHC" office:value="0" calcext:value-type="currency">
            <text:p>₵0.00</text:p>
          </table:table-cell>
          <table:table-cell table:style-name="ce33" table:formula="of:=[.I18]*[$'Currency conversion'.$H$3]" office:value-type="currency" office:currency="GHC" office:value="0" calcext:value-type="currency">
            <text:p>₵0.00</text:p>
          </table:table-cell>
          <table:table-cell table:style-name="ce33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0" office:value-type="currency" office:currency="GBP" office:value="16390" calcext:value-type="currency">
            <text:p>£16,390.00</text:p>
          </table:table-cell>
          <table:table-cell table:style-name="ce23" table:number-columns-repeated="2"/>
          <table:table-cell table:style-name="ce26"/>
          <table:table-cell table:formula="of:=[.G19]*[$'Currency conversion'.$H$3]" office:value-type="currency" office:currency="GHC" office:value="12532.252765305" calcext:value-type="currency">
            <text:p>₵12,532.25</text:p>
          </table:table-cell>
          <table:table-cell table:style-name="ce33" table:formula="of:=[.H19]*[$'Currency conversion'.$H$3]" office:value-type="currency" office:currency="GHC" office:value="0" calcext:value-type="currency">
            <text:p>₵0.00</text:p>
          </table:table-cell>
          <table:table-cell table:style-name="ce33" table:formula="of:=[.I19]*[$'Currency conversion'.$H$3]" office:value-type="currency" office:currency="GHC" office:value="0" calcext:value-type="currency">
            <text:p>₵0.00</text:p>
          </table:table-cell>
          <table:table-cell table:style-name="ce33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0" office:value-type="currency" office:currency="GBP" office:value="31260.59" calcext:value-type="currency">
            <text:p>£31,260.59</text:p>
          </table:table-cell>
          <table:table-cell table:style-name="ce23" table:number-columns-repeated="2"/>
          <table:table-cell table:style-name="ce26"/>
          <table:table-cell table:formula="of:=[.G20]*[$'Currency conversion'.$H$3]" office:value-type="currency" office:currency="GHC" office:value="23902.7221154708" calcext:value-type="currency">
            <text:p>₵23,902.72</text:p>
          </table:table-cell>
          <table:table-cell table:style-name="ce33" table:formula="of:=[.H20]*[$'Currency conversion'.$H$3]" office:value-type="currency" office:currency="GHC" office:value="0" calcext:value-type="currency">
            <text:p>₵0.00</text:p>
          </table:table-cell>
          <table:table-cell table:style-name="ce33" table:formula="of:=[.I20]*[$'Currency conversion'.$H$3]" office:value-type="currency" office:currency="GHC" office:value="0" calcext:value-type="currency">
            <text:p>₵0.00</text:p>
          </table:table-cell>
          <table:table-cell table:style-name="ce33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0" office:value-type="currency" office:currency="GBP" office:value="769928.35" calcext:value-type="currency">
            <text:p>£769,928.35</text:p>
          </table:table-cell>
          <table:table-cell table:style-name="ce23" table:number-columns-repeated="2"/>
          <table:table-cell table:style-name="ce26"/>
          <table:table-cell table:formula="of:=[.G21]*[$'Currency conversion'.$H$3]" office:value-type="currency" office:currency="GHC" office:value="588708.767136926" calcext:value-type="currency">
            <text:p>₵588,708.77</text:p>
          </table:table-cell>
          <table:table-cell table:style-name="ce33" table:formula="of:=[.H21]*[$'Currency conversion'.$H$3]" office:value-type="currency" office:currency="GHC" office:value="0" calcext:value-type="currency">
            <text:p>₵0.00</text:p>
          </table:table-cell>
          <table:table-cell table:style-name="ce33" table:formula="of:=[.I21]*[$'Currency conversion'.$H$3]" office:value-type="currency" office:currency="GHC" office:value="0" calcext:value-type="currency">
            <text:p>₵0.00</text:p>
          </table:table-cell>
          <table:table-cell table:style-name="ce33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0" office:value-type="currency" office:currency="GBP" office:value="422918.39" calcext:value-type="currency">
            <text:p>£422,918.39</text:p>
          </table:table-cell>
          <table:table-cell table:style-name="ce23" table:number-columns-repeated="2"/>
          <table:table-cell table:style-name="ce26"/>
          <table:table-cell table:formula="of:=[.G23]*[$'Currency conversion'.$H$3]" office:value-type="currency" office:currency="GHC" office:value="323375.238717257" calcext:value-type="currency">
            <text:p>₵323,375.24</text:p>
          </table:table-cell>
          <table:table-cell table:style-name="ce33" table:formula="of:=[.H23]*[$'Currency conversion'.$H$3]" office:value-type="currency" office:currency="GHC" office:value="0" calcext:value-type="currency">
            <text:p>₵0.00</text:p>
          </table:table-cell>
          <table:table-cell table:style-name="ce33" table:formula="of:=[.I23]*[$'Currency conversion'.$H$3]" office:value-type="currency" office:currency="GHC" office:value="0" calcext:value-type="currency">
            <text:p>₵0.00</text:p>
          </table:table-cell>
          <table:table-cell table:style-name="ce33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0" office:value-type="currency" office:currency="GBP" office:value="10396.93" calcext:value-type="currency">
            <text:p>£10,396.93</text:p>
          </table:table-cell>
          <table:table-cell table:style-name="ce23" table:number-columns-repeated="2"/>
          <table:table-cell table:style-name="ce26"/>
          <table:table-cell table:formula="of:=[.G24]*[$'Currency conversion'.$H$3]" office:value-type="currency" office:currency="GHC" office:value="7949.78369390986" calcext:value-type="currency">
            <text:p>₵7,949.78</text:p>
          </table:table-cell>
          <table:table-cell table:style-name="ce33" table:formula="of:=[.H24]*[$'Currency conversion'.$H$3]" office:value-type="currency" office:currency="GHC" office:value="0" calcext:value-type="currency">
            <text:p>₵0.00</text:p>
          </table:table-cell>
          <table:table-cell table:style-name="ce33" table:formula="of:=[.I24]*[$'Currency conversion'.$H$3]" office:value-type="currency" office:currency="GHC" office:value="0" calcext:value-type="currency">
            <text:p>₵0.00</text:p>
          </table:table-cell>
          <table:table-cell table:style-name="ce33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0" office:value-type="currency" office:currency="GBP" office:value="66302.26" calcext:value-type="currency">
            <text:p>£66,302.26</text:p>
          </table:table-cell>
          <table:table-cell table:style-name="ce23" table:number-columns-repeated="2"/>
          <table:table-cell table:style-name="ce26"/>
          <table:table-cell table:formula="of:=[.G25]*[$'Currency conversion'.$H$3]" office:value-type="currency" office:currency="GHC" office:value="50696.5638334943" calcext:value-type="currency">
            <text:p>₵50,696.56</text:p>
          </table:table-cell>
          <table:table-cell table:style-name="ce33" table:formula="of:=[.H25]*[$'Currency conversion'.$H$3]" office:value-type="currency" office:currency="GHC" office:value="0" calcext:value-type="currency">
            <text:p>₵0.00</text:p>
          </table:table-cell>
          <table:table-cell table:style-name="ce33" table:formula="of:=[.I25]*[$'Currency conversion'.$H$3]" office:value-type="currency" office:currency="GHC" office:value="0" calcext:value-type="currency">
            <text:p>₵0.00</text:p>
          </table:table-cell>
          <table:table-cell table:style-name="ce33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0" office:value-type="currency" office:currency="GBP" office:value="1375.92" calcext:value-type="currency">
            <text:p>£1,375.92</text:p>
          </table:table-cell>
          <table:table-cell table:style-name="ce23" table:number-columns-repeated="2"/>
          <table:table-cell table:style-name="ce26"/>
          <table:table-cell table:formula="of:=[.G27]*[$'Currency conversion'.$H$3]" office:value-type="currency" office:currency="GHC" office:value="1052.06694477355" calcext:value-type="currency">
            <text:p>₵1,052.07</text:p>
          </table:table-cell>
          <table:table-cell table:style-name="ce33" table:formula="of:=[.H27]*[$'Currency conversion'.$H$3]" office:value-type="currency" office:currency="GHC" office:value="0" calcext:value-type="currency">
            <text:p>₵0.00</text:p>
          </table:table-cell>
          <table:table-cell table:style-name="ce33" table:formula="of:=[.I27]*[$'Currency conversion'.$H$3]" office:value-type="currency" office:currency="GHC" office:value="0" calcext:value-type="currency">
            <text:p>₵0.00</text:p>
          </table:table-cell>
          <table:table-cell table:style-name="ce33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0" office:value-type="currency" office:currency="GBP" office:value="6149.66" calcext:value-type="currency">
            <text:p>£6,149.66</text:p>
          </table:table-cell>
          <table:table-cell table:style-name="ce23" table:number-columns-repeated="2"/>
          <table:table-cell table:style-name="ce26"/>
          <table:table-cell table:formula="of:=[.G28]*[$'Currency conversion'.$H$3]" office:value-type="currency" office:currency="GHC" office:value="4702.20216843719" calcext:value-type="currency">
            <text:p>₵4,702.20</text:p>
          </table:table-cell>
          <table:table-cell table:style-name="ce33" table:formula="of:=[.H28]*[$'Currency conversion'.$H$3]" office:value-type="currency" office:currency="GHC" office:value="0" calcext:value-type="currency">
            <text:p>₵0.00</text:p>
          </table:table-cell>
          <table:table-cell table:style-name="ce33" table:formula="of:=[.I28]*[$'Currency conversion'.$H$3]" office:value-type="currency" office:currency="GHC" office:value="0" calcext:value-type="currency">
            <text:p>₵0.00</text:p>
          </table:table-cell>
          <table:table-cell table:style-name="ce33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0" office:value-type="currency" office:currency="GBP" office:value="3843.72" calcext:value-type="currency">
            <text:p>£3,843.72</text:p>
          </table:table-cell>
          <table:table-cell table:style-name="ce23" table:number-columns-repeated="2"/>
          <table:table-cell table:style-name="ce26"/>
          <table:table-cell table:formula="of:=[.G29]*[$'Currency conversion'.$H$3]" office:value-type="currency" office:currency="GHC" office:value="2939.01589988152" calcext:value-type="currency">
            <text:p>₵2,939.02</text:p>
          </table:table-cell>
          <table:table-cell table:style-name="ce33" table:formula="of:=[.H29]*[$'Currency conversion'.$H$3]" office:value-type="currency" office:currency="GHC" office:value="0" calcext:value-type="currency">
            <text:p>₵0.00</text:p>
          </table:table-cell>
          <table:table-cell table:style-name="ce33" table:formula="of:=[.I29]*[$'Currency conversion'.$H$3]" office:value-type="currency" office:currency="GHC" office:value="0" calcext:value-type="currency">
            <text:p>₵0.00</text:p>
          </table:table-cell>
          <table:table-cell table:style-name="ce33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0" office:value-type="currency" office:currency="GBP" office:value="2472" calcext:value-type="currency">
            <text:p>£2,472.00</text:p>
          </table:table-cell>
          <table:table-cell table:style-name="ce23" table:number-columns-repeated="2"/>
          <table:table-cell table:style-name="ce26"/>
          <table:table-cell table:formula="of:=[.G30]*[$'Currency conversion'.$H$3]" office:value-type="currency" office:currency="GHC" office:value="1890.16039266833" calcext:value-type="currency">
            <text:p>₵1,890.16</text:p>
          </table:table-cell>
          <table:table-cell table:style-name="ce33" table:formula="of:=[.H30]*[$'Currency conversion'.$H$3]" office:value-type="currency" office:currency="GHC" office:value="0" calcext:value-type="currency">
            <text:p>₵0.00</text:p>
          </table:table-cell>
          <table:table-cell table:style-name="ce33" table:formula="of:=[.I30]*[$'Currency conversion'.$H$3]" office:value-type="currency" office:currency="GHC" office:value="0" calcext:value-type="currency">
            <text:p>₵0.00</text:p>
          </table:table-cell>
          <table:table-cell table:style-name="ce33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0" office:value-type="currency" office:currency="GBP" office:value="28622.22" calcext:value-type="currency">
            <text:p>£28,622.22</text:p>
          </table:table-cell>
          <table:table-cell table:style-name="ce23" table:number-columns-repeated="2"/>
          <table:table-cell table:style-name="ce26"/>
          <table:table-cell table:formula="of:=[.G32]*[$'Currency conversion'.$H$3]" office:value-type="currency" office:currency="GHC" office:value="21885.3505640127" calcext:value-type="currency">
            <text:p>₵21,885.35</text:p>
          </table:table-cell>
          <table:table-cell table:style-name="ce33" table:formula="of:=[.H32]*[$'Currency conversion'.$H$3]" office:value-type="currency" office:currency="GHC" office:value="0" calcext:value-type="currency">
            <text:p>₵0.00</text:p>
          </table:table-cell>
          <table:table-cell table:style-name="ce33" table:formula="of:=[.I32]*[$'Currency conversion'.$H$3]" office:value-type="currency" office:currency="GHC" office:value="0" calcext:value-type="currency">
            <text:p>₵0.00</text:p>
          </table:table-cell>
          <table:table-cell table:style-name="ce33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s/stop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0" office:value-type="currency" office:currency="GBP" office:value="379.59" calcext:value-type="currency">
            <text:p>£379.59</text:p>
          </table:table-cell>
          <table:table-cell table:style-name="ce23" table:number-columns-repeated="2"/>
          <table:table-cell table:style-name="ce26"/>
          <table:table-cell table:formula="of:=[.G34]*[$'Currency conversion'.$H$3]" office:value-type="currency" office:currency="GHC" office:value="290.245138937287" calcext:value-type="currency">
            <text:p>₵290.25</text:p>
          </table:table-cell>
          <table:table-cell table:style-name="ce33" table:formula="of:=[.H34]*[$'Currency conversion'.$H$3]" office:value-type="currency" office:currency="GHC" office:value="0" calcext:value-type="currency">
            <text:p>₵0.00</text:p>
          </table:table-cell>
          <table:table-cell table:style-name="ce33" table:formula="of:=[.I34]*[$'Currency conversion'.$H$3]" office:value-type="currency" office:currency="GHC" office:value="0" calcext:value-type="currency">
            <text:p>₵0.00</text:p>
          </table:table-cell>
          <table:table-cell table:style-name="ce33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0" office:value-type="currency" office:currency="GBP" office:value="7351.09" calcext:value-type="currency">
            <text:p>£7,351.09</text:p>
          </table:table-cell>
          <table:table-cell table:style-name="ce23" table:number-columns-repeated="2"/>
          <table:table-cell table:style-name="ce26"/>
          <table:table-cell table:formula="of:=[.G35]*[$'Currency conversion'.$H$3]" office:value-type="currency" office:currency="GHC" office:value="5620.84917513764" calcext:value-type="currency">
            <text:p>₵5,620.85</text:p>
          </table:table-cell>
          <table:table-cell table:style-name="ce33" table:formula="of:=[.H35]*[$'Currency conversion'.$H$3]" office:value-type="currency" office:currency="GHC" office:value="0" calcext:value-type="currency">
            <text:p>₵0.00</text:p>
          </table:table-cell>
          <table:table-cell table:style-name="ce33" table:formula="of:=[.I35]*[$'Currency conversion'.$H$3]" office:value-type="currency" office:currency="GHC" office:value="0" calcext:value-type="currency">
            <text:p>₵0.00</text:p>
          </table:table-cell>
          <table:table-cell table:style-name="ce33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0" office:value-type="currency" office:currency="GBP" office:value="290.53" calcext:value-type="currency">
            <text:p>£290.53</text:p>
          </table:table-cell>
          <table:table-cell table:style-name="ce23" table:number-columns-repeated="2"/>
          <table:table-cell table:style-name="ce26"/>
          <table:table-cell table:formula="of:=[.G37]*[$'Currency conversion'.$H$3]" office:value-type="currency" office:currency="GHC" office:value="222.147370097868" calcext:value-type="currency">
            <text:p>₵222.15</text:p>
          </table:table-cell>
          <table:table-cell table:style-name="ce33" table:formula="of:=[.H37]*[$'Currency conversion'.$H$3]" office:value-type="currency" office:currency="GHC" office:value="0" calcext:value-type="currency">
            <text:p>₵0.00</text:p>
          </table:table-cell>
          <table:table-cell table:style-name="ce33" table:formula="of:=[.I37]*[$'Currency conversion'.$H$3]" office:value-type="currency" office:currency="GHC" office:value="0" calcext:value-type="currency">
            <text:p>₵0.00</text:p>
          </table:table-cell>
          <table:table-cell table:style-name="ce33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0" office:value-type="currency" office:currency="GBP" office:value="394.28" calcext:value-type="currency">
            <text:p>£394.28</text:p>
          </table:table-cell>
          <table:table-cell table:style-name="ce23" table:number-columns-repeated="2"/>
          <table:table-cell table:style-name="ce26"/>
          <table:table-cell table:formula="of:=[.G38]*[$'Currency conversion'.$H$3]" office:value-type="currency" office:currency="GHC" office:value="301.477524118637" calcext:value-type="currency">
            <text:p>₵301.48</text:p>
          </table:table-cell>
          <table:table-cell table:style-name="ce33" table:formula="of:=[.H38]*[$'Currency conversion'.$H$3]" office:value-type="currency" office:currency="GHC" office:value="0" calcext:value-type="currency">
            <text:p>₵0.00</text:p>
          </table:table-cell>
          <table:table-cell table:style-name="ce33" table:formula="of:=[.I38]*[$'Currency conversion'.$H$3]" office:value-type="currency" office:currency="GHC" office:value="0" calcext:value-type="currency">
            <text:p>₵0.00</text:p>
          </table:table-cell>
          <table:table-cell table:style-name="ce33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0" office:value-type="currency" office:currency="GBP" office:value="96.84" calcext:value-type="currency">
            <text:p>£96.84</text:p>
          </table:table-cell>
          <table:table-cell table:style-name="ce23" table:number-columns-repeated="2"/>
          <table:table-cell table:style-name="ce26"/>
          <table:table-cell table:formula="of:=[.G39]*[$'Currency conversion'.$H$3]" office:value-type="currency" office:currency="GHC" office:value="74.0465746059876" calcext:value-type="currency">
            <text:p>₵74.05</text:p>
          </table:table-cell>
          <table:table-cell table:style-name="ce33" table:formula="of:=[.H39]*[$'Currency conversion'.$H$3]" office:value-type="currency" office:currency="GHC" office:value="0" calcext:value-type="currency">
            <text:p>₵0.00</text:p>
          </table:table-cell>
          <table:table-cell table:style-name="ce33" table:formula="of:=[.I39]*[$'Currency conversion'.$H$3]" office:value-type="currency" office:currency="GHC" office:value="0" calcext:value-type="currency">
            <text:p>₵0.00</text:p>
          </table:table-cell>
          <table:table-cell table:style-name="ce33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11"/>
        <table:table-column table:style-name="co11" table:default-cell-style-name="Default"/>
        <table:table-column table:style-name="co11" table:default-cell-style-name="ce25"/>
        <table:table-column table:style-name="co14" table:default-cell-style-name="ce22"/>
        <table:table-column table:style-name="co11" table:default-cell-style-name="Default"/>
        <table:table-column table:style-name="co11" table:default-cell-style-name="ce25"/>
        <table:table-column table:style-name="co11" table:number-columns-repeated="3" table:default-cell-style-name="ce30"/>
        <table:table-column table:style-name="co11" table:number-columns-repeated="1013" table:default-cell-style-name="Default"/>
        <table:table-row table:style-name="ro1">
          <table:table-cell table:style-name="ce36" office:value-type="string" calcext:value-type="string">
            <text:p>Type</text:p>
          </table:table-cell>
          <table:table-cell table:style-name="ce37" office:value-type="string" calcext:value-type="string">
            <text:p>Date</text:p>
          </table:table-cell>
          <table:table-cell table:style-name="ce38" office:value-type="string" calcext:value-type="string">
            <text:p>Cost (per km) per year (original date)</text:p>
          </table:table-cell>
          <table:table-cell table:style-name="ce39" office:value-type="string" calcext:value-type="string">
            <text:p>Of which materials</text:p>
          </table:table-cell>
          <table:table-cell table:style-name="ce39" office:value-type="string" calcext:value-type="string">
            <text:p>Of which labour</text:p>
          </table:table-cell>
          <table:table-cell table:style-name="ce41" office:value-type="string" calcext:value-type="string">
            <text:p>Cost (per km) per year (normalised to 1900)</text:p>
          </table:table-cell>
          <table:table-cell table:style-name="ce39" office:value-type="string" calcext:value-type="string">
            <text:p>Of which materials</text:p>
          </table:table-cell>
          <table:table-cell table:style-name="ce39" office:value-type="string" calcext:value-type="string">
            <text:p>Of which labour</text:p>
          </table:table-cell>
          <table:table-cell table:style-name="ce28" office:value-type="string" calcext:value-type="string">
            <text:p>SimuCents per year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7" office:value-type="float" office:value="1946" calcext:value-type="float">
            <text:p>1946</text:p>
          </table:table-cell>
          <table:table-cell/>
          <table:table-cell table:style-name="ce16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5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95.257355064167" calcext:value-type="currency">
            <text:p>₵95.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207.206539162294" calcext:value-type="currency">
            <text:p>₵207.21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185.192899314025" calcext:value-type="currency">
            <text:p>₵185.19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123.265678358439" calcext:value-type="currency">
            <text:p>₵123.27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401.903764399" calcext:value-type="currency">
            <text:p>₵401.9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2542.61745701457" calcext:value-type="currency">
            <text:p>₵2,542.62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13.6103782319969" calcext:value-type="currency">
            <text:p>₵13.6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108.38601766211" calcext:value-type="currency">
            <text:p>₵108.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162.575203353212" calcext:value-type="currency">
            <text:p>₵162.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379.347238677433" calcext:value-type="currency">
            <text:p>₵379.3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default-cell-style-name="ce46"/>
        <table:table-column table:style-name="co11" table:number-columns-repeated="1018" table:default-cell-style-name="Default"/>
        <table:table-row table:style-name="ro1">
          <table:table-cell table:style-name="ce2"/>
          <table:table-cell table:style-name="ce2" office:value-type="string" calcext:value-type="string">
            <text:p>Active hours per day</text:p>
          </table:table-cell>
          <table:table-cell table:style-name="ce2" office:value-type="string" calcext:value-type="string">
            <text:p>Days per year</text:p>
          </table:table-cell>
          <table:table-cell table:style-name="ce2" office:value-type="string" calcext:value-type="string">
            <text:p>Hours per month</text:p>
          </table:table-cell>
          <table:table-cell table:style-name="ce2" office:value-type="string" calcext:value-type="string">
            <text:p>Months per year</text:p>
          </table:table-cell>
          <table:table-cell table:style-name="ce45" office:value-type="string" calcext:value-type="string">
            <text:p>Active hours per year</text:p>
          </table:table-cell>
          <table:table-cell table:style-name="ce35" table:number-columns-repeated="1018"/>
        </table:table-row>
        <table:table-row table:style-name="ro2">
          <table:table-cell table:style-name="ce43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43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4" office:value-type="string" calcext:value-type="string">
            <text:p>Maintenance to capital ratio</text:p>
          </table:table-cell>
          <table:table-cell table:style-name="ce47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4" office:value-type="string" calcext:value-type="string">
            <text:p>Capital to maintenance ratio</text:p>
          </table:table-cell>
          <table:table-cell table:style-name="ce47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6" table:default-cell-style-name="ce30"/>
        <table:table-column table:style-name="co22" table:default-cell-style-name="ce30"/>
        <table:table-column table:style-name="co16" table:default-cell-style-name="ce30"/>
        <table:table-column table:style-name="co23" table:default-cell-style-name="ce30"/>
        <table:table-column table:style-name="co24" table:default-cell-style-name="Default"/>
        <table:table-column table:style-name="co25" table:default-cell-style-name="ce54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1" table:number-columns-repeated="1010" table:default-cell-style-name="Default"/>
        <table:table-row table:style-name="ro3">
          <table:table-cell table:style-name="ce1" office:value-type="string" calcext:value-type="string">
            <text:p>Type</text:p>
          </table:table-cell>
          <table:table-cell table:style-name="ce48" office:value-type="string" calcext:value-type="string">
            <text:p>Cost per km or unit</text:p>
          </table:table-cell>
          <table:table-cell table:style-name="ce48" office:value-type="string" calcext:value-type="string">
            <text:p>Applicable forge cost (simuconf.tab)</text:p>
          </table:table-cell>
          <table:table-cell table:style-name="ce48" office:value-type="string" calcext:value-type="string">
            <text:p>Applicable forge cost (in game)</text:p>
          </table:table-cell>
          <table:table-cell table:style-name="ce48" office:value-type="string" calcext:value-type="string">
            <text:p>Land cost per tile in game</text:p>
          </table:table-cell>
          <table:table-cell table:style-name="ce48" office:value-type="string" calcext:value-type="string">
            <text:p>Total capital cost in game per km or unit</text:p>
          </table:table-cell>
          <table:table-cell table:style-name="ce50" office:value-type="string" calcext:value-type="string">
            <text:p>Maintenance in .dat file</text:p>
          </table:table-cell>
          <table:table-cell table:style-name="ce50" office:value-type="string" calcext:value-type="string">
            <text:p>Maintenance (per km) per month in game</text:p>
          </table:table-cell>
          <table:table-cell table:style-name="ce36" office:value-type="string" calcext:value-type="string">
            <text:p>Annualised maintenance</text:p>
          </table:table-cell>
          <table:table-cell table:style-name="ce51" office:value-type="string" calcext:value-type="string">
            <text:p>Capital equivalent (annual)</text:p>
          </table:table-cell>
          <table:table-cell table:style-name="ce55" office:value-type="string" calcext:value-type="string">
            <text:p>Capital to annual maintenance ratio</text:p>
          </table:table-cell>
          <table:table-cell table:style-name="ce55" office:value-type="string" calcext:value-type="string">
            <text:p>Capital to annual maintenance ratio (excl. forge)</text:p>
          </table:table-cell>
          <table:table-cell table:style-name="ce55" office:value-type="string" calcext:value-type="string">
            <text:p>Capital to annual maintenance ratio (capital equivalent)</text:p>
          </table:table-cell>
          <table:table-cell table:style-name="ce55" office:value-type="string" calcext:value-type="string">
            <text:p>Capital to annual maintenance ratio (capital equivalent, excl. forge)</text:p>
          </table:table-cell>
          <table:table-cell table:style-name="ce59" table:number-columns-repeated="1010"/>
        </table:table-row>
        <table:table-row table:style-name="ro2">
          <table:table-cell table:style-name="ce3" office:value-type="string" calcext:value-type="string">
            <text:p>Rail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0" table:formula="of:=[.H3]*12" office:value-type="currency" office:currency="GHC" office:value="96" calcext:value-type="currency">
            <text:p>₵96.00</text:p>
          </table:table-cell>
          <table:table-cell table:style-name="ce33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0" table:formula="of:=[.H4]*12" office:value-type="currency" office:currency="GHC" office:value="144" calcext:value-type="currency">
            <text:p>₵144.00</text:p>
          </table:table-cell>
          <table:table-cell table:style-name="ce33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0" table:formula="of:=[.H5]*12" office:value-type="currency" office:currency="GHC" office:value="181.2" calcext:value-type="currency">
            <text:p>₵181.20</text:p>
          </table:table-cell>
          <table:table-cell table:style-name="ce33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0" table:formula="of:=[.H6]*12" office:value-type="currency" office:currency="GHC" office:value="183.6" calcext:value-type="currency">
            <text:p>₵183.60</text:p>
          </table:table-cell>
          <table:table-cell table:style-name="ce33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0" table:formula="of:=[.H7]*12" office:value-type="currency" office:currency="GHC" office:value="180" calcext:value-type="currency">
            <text:p>₵180.00</text:p>
          </table:table-cell>
          <table:table-cell table:style-name="ce33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0" table:formula="of:=[.H8]*12" office:value-type="currency" office:currency="GHC" office:value="90" calcext:value-type="currency">
            <text:p>₵90.00</text:p>
          </table:table-cell>
          <table:table-cell table:style-name="ce33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0" table:formula="of:=[.H9]*12" office:value-type="currency" office:currency="GHC" office:value="174" calcext:value-type="currency">
            <text:p>₵174.00</text:p>
          </table:table-cell>
          <table:table-cell table:style-name="ce33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0" table:formula="of:=[.H10]*12" office:value-type="currency" office:currency="GHC" office:value="168" calcext:value-type="currency">
            <text:p>₵168.00</text:p>
          </table:table-cell>
          <table:table-cell table:style-name="ce33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0" table:formula="of:=[.H11]*12" office:value-type="currency" office:currency="GHC" office:value="156" calcext:value-type="currency">
            <text:p>₵156.00</text:p>
          </table:table-cell>
          <table:table-cell table:style-name="ce33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0" table:formula="of:=[.H12]*12" office:value-type="currency" office:currency="GHC" office:value="86.4" calcext:value-type="currency">
            <text:p>₵86.40</text:p>
          </table:table-cell>
          <table:table-cell table:style-name="ce33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0" table:formula="of:=[.H13]*12" office:value-type="currency" office:currency="GHC" office:value="146.4" calcext:value-type="currency">
            <text:p>₵146.40</text:p>
          </table:table-cell>
          <table:table-cell table:style-name="ce33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0" table:formula="of:=[.H14]*12" office:value-type="currency" office:currency="GHC" office:value="138" calcext:value-type="currency">
            <text:p>₵138.00</text:p>
          </table:table-cell>
          <table:table-cell table:style-name="ce33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0" table:formula="of:=[.H15]*12" office:value-type="currency" office:currency="GHC" office:value="132" calcext:value-type="currency">
            <text:p>₵132.00</text:p>
          </table:table-cell>
          <table:table-cell table:style-name="ce33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0" table:formula="of:=[.H16]*12" office:value-type="currency" office:currency="GHC" office:value="120" calcext:value-type="currency">
            <text:p>₵120.00</text:p>
          </table:table-cell>
          <table:table-cell table:style-name="ce33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0" table:formula="of:=[.H17]*12" office:value-type="currency" office:currency="GHC" office:value="108" calcext:value-type="currency">
            <text:p>₵108.00</text:p>
          </table:table-cell>
          <table:table-cell table:style-name="ce33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0" table:formula="of:=[.H18]*12" office:value-type="currency" office:currency="GHC" office:value="48" calcext:value-type="currency">
            <text:p>₵48.00</text:p>
          </table:table-cell>
          <table:table-cell table:style-name="ce33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0" table:formula="of:=[.H19]*12" office:value-type="currency" office:currency="GHC" office:value="72" calcext:value-type="currency">
            <text:p>₵72.00</text:p>
          </table:table-cell>
          <table:table-cell table:style-name="ce33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0" table:formula="of:=[.H20]*12" office:value-type="currency" office:currency="GHC" office:value="156" calcext:value-type="currency">
            <text:p>₵156.00</text:p>
          </table:table-cell>
          <table:table-cell table:style-name="ce33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0" table:formula="of:=[.H21]*12" office:value-type="currency" office:currency="GHC" office:value="90" calcext:value-type="currency">
            <text:p>₵90.00</text:p>
          </table:table-cell>
          <table:table-cell table:style-name="ce33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0" table:formula="of:=[.H22]*12" office:value-type="currency" office:currency="GHC" office:value="136.8" calcext:value-type="currency">
            <text:p>₵136.80</text:p>
          </table:table-cell>
          <table:table-cell table:style-name="ce33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0" table:formula="of:=[.H23]*12" office:value-type="currency" office:currency="GHC" office:value="151.2" calcext:value-type="currency">
            <text:p>₵151.20</text:p>
          </table:table-cell>
          <table:table-cell table:style-name="ce33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0" table:formula="of:=[.H24]*12" office:value-type="currency" office:currency="GHC" office:value="228" calcext:value-type="currency">
            <text:p>₵228.00</text:p>
          </table:table-cell>
          <table:table-cell table:style-name="ce33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Narrow gauge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0" table:formula="of:=[.H26]*12" office:value-type="currency" office:currency="GHC" office:value="76.8" calcext:value-type="currency">
            <text:p>₵76.80</text:p>
          </table:table-cell>
          <table:table-cell table:style-name="ce33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0" table:formula="of:=[.H27]*12" office:value-type="currency" office:currency="GHC" office:value="54" calcext:value-type="currency">
            <text:p>₵54.00</text:p>
          </table:table-cell>
          <table:table-cell table:style-name="ce33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0" table:formula="of:=[.H28]*12" office:value-type="currency" office:currency="GHC" office:value="56.4" calcext:value-type="currency">
            <text:p>₵56.40</text:p>
          </table:table-cell>
          <table:table-cell table:style-name="ce33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0" table:formula="of:=[.H29]*12" office:value-type="currency" office:currency="GHC" office:value="39.6" calcext:value-type="currency">
            <text:p>₵39.60</text:p>
          </table:table-cell>
          <table:table-cell table:style-name="ce33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0" table:formula="of:=[.H30]*12" office:value-type="currency" office:currency="GHC" office:value="36" calcext:value-type="currency">
            <text:p>₵36.00</text:p>
          </table:table-cell>
          <table:table-cell table:style-name="ce33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ram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0" table:formula="of:=[.H32]*12" office:value-type="currency" office:currency="GHC" office:value="120" calcext:value-type="currency">
            <text:p>₵120.00</text:p>
          </table:table-cell>
          <table:table-cell table:style-name="ce33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0" table:formula="of:=[.H33]*12" office:value-type="currency" office:currency="GHC" office:value="108" calcext:value-type="currency">
            <text:p>₵108.00</text:p>
          </table:table-cell>
          <table:table-cell table:style-name="ce33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0" table:formula="of:=[.H34]*12" office:value-type="currency" office:currency="GHC" office:value="126" calcext:value-type="currency">
            <text:p>₵126.00</text:p>
          </table:table-cell>
          <table:table-cell table:style-name="ce33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0" table:formula="of:=[.H35]*12" office:value-type="currency" office:currency="GHC" office:value="116.4" calcext:value-type="currency">
            <text:p>₵116.40</text:p>
          </table:table-cell>
          <table:table-cell table:style-name="ce33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0" table:formula="of:=[.H36]*12" office:value-type="currency" office:currency="GHC" office:value="144" calcext:value-type="currency">
            <text:p>₵144.00</text:p>
          </table:table-cell>
          <table:table-cell table:style-name="ce33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0" table:formula="of:=[.H37]*12" office:value-type="currency" office:currency="GHC" office:value="168" calcext:value-type="currency">
            <text:p>₵168.00</text:p>
          </table:table-cell>
          <table:table-cell table:style-name="ce33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0" table:formula="of:=[.H38]*12" office:value-type="currency" office:currency="GHC" office:value="144" calcext:value-type="currency">
            <text:p>₵144.00</text:p>
          </table:table-cell>
          <table:table-cell table:style-name="ce33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oad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0" table:formula="of:=[.H40]*12" office:value-type="currency" office:currency="GHC" office:value="1.92" calcext:value-type="currency">
            <text:p>₵1.92</text:p>
          </table:table-cell>
          <table:table-cell table:style-name="ce33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0" table:formula="of:=[.H41]*12" office:value-type="currency" office:currency="GHC" office:value="3.84" calcext:value-type="currency">
            <text:p>₵3.84</text:p>
          </table:table-cell>
          <table:table-cell table:style-name="ce33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0" table:formula="of:=[.H42]*12" office:value-type="currency" office:currency="GHC" office:value="28.8" calcext:value-type="currency">
            <text:p>₵28.80</text:p>
          </table:table-cell>
          <table:table-cell table:style-name="ce33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0" table:formula="of:=[.H43]*12" office:value-type="currency" office:currency="GHC" office:value="16.8" calcext:value-type="currency">
            <text:p>₵16.80</text:p>
          </table:table-cell>
          <table:table-cell table:style-name="ce33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0" table:formula="of:=[.H44]*12" office:value-type="currency" office:currency="GHC" office:value="60" calcext:value-type="currency">
            <text:p>₵60.00</text:p>
          </table:table-cell>
          <table:table-cell table:style-name="ce33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0" table:formula="of:=[.H45]*12" office:value-type="currency" office:currency="GHC" office:value="84" calcext:value-type="currency">
            <text:p>₵84.00</text:p>
          </table:table-cell>
          <table:table-cell table:style-name="ce33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0" table:formula="of:=[.H46]*12" office:value-type="currency" office:currency="GHC" office:value="96" calcext:value-type="currency">
            <text:p>₵96.00</text:p>
          </table:table-cell>
          <table:table-cell table:style-name="ce33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0" table:formula="of:=[.H47]*12" office:value-type="currency" office:currency="GHC" office:value="42" calcext:value-type="currency">
            <text:p>₵42.00</text:p>
          </table:table-cell>
          <table:table-cell table:style-name="ce33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0" table:formula="of:=[.H48]*12" office:value-type="currency" office:currency="GHC" office:value="75.6" calcext:value-type="currency">
            <text:p>₵75.60</text:p>
          </table:table-cell>
          <table:table-cell table:style-name="ce33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0" table:formula="of:=[.H49]*12" office:value-type="currency" office:currency="GHC" office:value="75.6" calcext:value-type="currency">
            <text:p>₵75.60</text:p>
          </table:table-cell>
          <table:table-cell table:style-name="ce33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0" table:formula="of:=[.H50]*12" office:value-type="currency" office:currency="GHC" office:value="75.6" calcext:value-type="currency">
            <text:p>₵75.60</text:p>
          </table:table-cell>
          <table:table-cell table:style-name="ce33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0" table:formula="of:=[.H51]*12" office:value-type="currency" office:currency="GHC" office:value="102" calcext:value-type="currency">
            <text:p>₵102.00</text:p>
          </table:table-cell>
          <table:table-cell table:style-name="ce33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0" table:formula="of:=[.H52]*12" office:value-type="currency" office:currency="GHC" office:value="102" calcext:value-type="currency">
            <text:p>₵102.00</text:p>
          </table:table-cell>
          <table:table-cell table:style-name="ce33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0" table:formula="of:=[.H53]*12" office:value-type="currency" office:currency="GHC" office:value="102" calcext:value-type="currency">
            <text:p>₵102.00</text:p>
          </table:table-cell>
          <table:table-cell table:style-name="ce33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0" table:formula="of:=[.H54]*12" office:value-type="currency" office:currency="GHC" office:value="150" calcext:value-type="currency">
            <text:p>₵150.00</text:p>
          </table:table-cell>
          <table:table-cell table:style-name="ce33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nal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0" table:formula="of:=[.H56]*12" office:value-type="currency" office:currency="GHC" office:value="18" calcext:value-type="currency">
            <text:p>₵18.00</text:p>
          </table:table-cell>
          <table:table-cell table:style-name="ce33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0" table:formula="of:=[.H57]*12" office:value-type="currency" office:currency="GHC" office:value="24" calcext:value-type="currency">
            <text:p>₵24.00</text:p>
          </table:table-cell>
          <table:table-cell table:style-name="ce33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0" table:formula="of:=[.H58]*12" office:value-type="currency" office:currency="GHC" office:value="48" calcext:value-type="currency">
            <text:p>₵48.00</text:p>
          </table:table-cell>
          <table:table-cell table:style-name="ce33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0" table:formula="of:=[.H59]*12" office:value-type="currency" office:currency="GHC" office:value="36" calcext:value-type="currency">
            <text:p>₵36.00</text:p>
          </table:table-cell>
          <table:table-cell table:style-name="ce33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0" table:formula="of:=[.H60]*12" office:value-type="currency" office:currency="GHC" office:value="60" calcext:value-type="currency">
            <text:p>₵60.00</text:p>
          </table:table-cell>
          <table:table-cell table:style-name="ce33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0" table:formula="of:=[.H61]*12" office:value-type="currency" office:currency="GHC" office:value="45.6" calcext:value-type="currency">
            <text:p>₵45.60</text:p>
          </table:table-cell>
          <table:table-cell table:style-name="ce33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0" table:formula="of:=[.H62]*12" office:value-type="currency" office:currency="GHC" office:value="60" calcext:value-type="currency">
            <text:p>₵60.00</text:p>
          </table:table-cell>
          <table:table-cell table:style-name="ce33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0" table:formula="of:=[.H63]*12" office:value-type="currency" office:currency="GHC" office:value="72" calcext:value-type="currency">
            <text:p>₵72.00</text:p>
          </table:table-cell>
          <table:table-cell table:style-name="ce33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glev</text:p>
          </table:table-cell>
          <table:table-cell table:style-name="ce49" table:number-columns-repeated="7"/>
          <table:table-cell table:style-name="ce3"/>
          <table:table-cell table:style-name="ce53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0" table:formula="of:=[.H65]*12" office:value-type="currency" office:currency="GHC" office:value="558" calcext:value-type="currency">
            <text:p>₵558.00</text:p>
          </table:table-cell>
          <table:table-cell table:style-name="ce33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0" table:formula="of:=[.H66]*12" office:value-type="currency" office:currency="GHC" office:value="432" calcext:value-type="currency">
            <text:p>₵432.00</text:p>
          </table:table-cell>
          <table:table-cell table:style-name="ce33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0" table:formula="of:=[.H67]*12" office:value-type="currency" office:currency="GHC" office:value="558" calcext:value-type="currency">
            <text:p>₵558.00</text:p>
          </table:table-cell>
          <table:table-cell table:style-name="ce33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0" table:formula="of:=[.H68]*12" office:value-type="currency" office:currency="GHC" office:value="720" calcext:value-type="currency">
            <text:p>₵720.00</text:p>
          </table:table-cell>
          <table:table-cell table:style-name="ce33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ir</text:p>
          </table:table-cell>
          <table:table-cell table:style-name="ce31" table:number-columns-repeated="8"/>
          <table:table-cell table:style-name="ce34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0" table:formula="of:=[.H70]*12" office:value-type="currency" office:currency="GHC" office:value="468" calcext:value-type="currency">
            <text:p>₵468.00</text:p>
          </table:table-cell>
          <table:table-cell table:style-name="ce33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0" table:formula="of:=[.H71]*12" office:value-type="currency" office:currency="GHC" office:value="192" calcext:value-type="currency">
            <text:p>₵192.00</text:p>
          </table:table-cell>
          <table:table-cell table:style-name="ce33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0" table:formula="of:=[.H72]*12" office:value-type="currency" office:currency="GHC" office:value="255.12" calcext:value-type="currency">
            <text:p>₵255.12</text:p>
          </table:table-cell>
          <table:table-cell table:style-name="ce33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0" table:formula="of:=[.H73]*12" office:value-type="currency" office:currency="GHC" office:value="153.12" calcext:value-type="currency">
            <text:p>₵153.12</text:p>
          </table:table-cell>
          <table:table-cell table:style-name="ce33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0" table:formula="of:=[.H74]*12" office:value-type="currency" office:currency="GHC" office:value="7.92" calcext:value-type="currency">
            <text:p>₵7.92</text:p>
          </table:table-cell>
          <table:table-cell table:style-name="ce33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0" table:formula="of:=[.H75]*12" office:value-type="currency" office:currency="GHC" office:value="13.2" calcext:value-type="currency">
            <text:p>₵13.20</text:p>
          </table:table-cell>
          <table:table-cell table:style-name="ce33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0" table:formula="of:=[.H76]*12" office:value-type="currency" office:currency="GHC" office:value="3.6" calcext:value-type="currency">
            <text:p>₵3.60</text:p>
          </table:table-cell>
          <table:table-cell table:style-name="ce33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0" table:formula="of:=[.H77]*12" office:value-type="currency" office:currency="GHC" office:value="6" calcext:value-type="currency">
            <text:p>₵6.00</text:p>
          </table:table-cell>
          <table:table-cell table:style-name="ce33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0" table:formula="of:=[.H79]*12" office:value-type="currency" office:currency="GHC" office:value="720" calcext:value-type="currency">
            <text:p>₵720.00</text:p>
          </table:table-cell>
          <table:table-cell table:style-name="ce33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0" table:formula="of:=[.H80]*12" office:value-type="currency" office:currency="GHC" office:value="1056" calcext:value-type="currency">
            <text:p>₵1,056.00</text:p>
          </table:table-cell>
          <table:table-cell table:style-name="ce33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0" table:formula="of:=[.H81]*12" office:value-type="currency" office:currency="GHC" office:value="1260" calcext:value-type="currency">
            <text:p>₵1,260.00</text:p>
          </table:table-cell>
          <table:table-cell table:style-name="ce33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0" table:formula="of:=[.H82]*12" office:value-type="currency" office:currency="GHC" office:value="960" calcext:value-type="currency">
            <text:p>₵960.00</text:p>
          </table:table-cell>
          <table:table-cell table:style-name="ce33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0" table:formula="of:=[.H83]*12" office:value-type="currency" office:currency="GHC" office:value="600" calcext:value-type="currency">
            <text:p>₵600.00</text:p>
          </table:table-cell>
          <table:table-cell table:style-name="ce33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0" table:formula="of:=[.H84]*12" office:value-type="currency" office:currency="GHC" office:value="1200" calcext:value-type="currency">
            <text:p>₵1,200.00</text:p>
          </table:table-cell>
          <table:table-cell table:style-name="ce33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0" table:formula="of:=[.H85]*12" office:value-type="currency" office:currency="GHC" office:value="1680" calcext:value-type="currency">
            <text:p>₵1,680.00</text:p>
          </table:table-cell>
          <table:table-cell table:style-name="ce33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0" table:formula="of:=[.H86]*12" office:value-type="currency" office:currency="GHC" office:value="600" calcext:value-type="currency">
            <text:p>₵600.00</text:p>
          </table:table-cell>
          <table:table-cell table:style-name="ce33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0" table:formula="of:=[.H87]*12" office:value-type="currency" office:currency="GHC" office:value="642" calcext:value-type="currency">
            <text:p>₵642.00</text:p>
          </table:table-cell>
          <table:table-cell table:style-name="ce33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0" table:formula="of:=[.H88]*12" office:value-type="currency" office:currency="GHC" office:value="384" calcext:value-type="currency">
            <text:p>₵384.00</text:p>
          </table:table-cell>
          <table:table-cell table:style-name="ce33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0" table:formula="of:=[.H89]*12" office:value-type="currency" office:currency="GHC" office:value="230.4" calcext:value-type="currency">
            <text:p>₵230.40</text:p>
          </table:table-cell>
          <table:table-cell table:style-name="ce33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0" table:formula="of:=[.H90]*12" office:value-type="currency" office:currency="GHC" office:value="240" calcext:value-type="currency">
            <text:p>₵240.00</text:p>
          </table:table-cell>
          <table:table-cell table:style-name="ce33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0" table:formula="of:=[.H91]*12" office:value-type="currency" office:currency="GHC" office:value="384" calcext:value-type="currency">
            <text:p>₵384.00</text:p>
          </table:table-cell>
          <table:table-cell table:style-name="ce33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0" table:formula="of:=[.H92]*12" office:value-type="currency" office:currency="GHC" office:value="360" calcext:value-type="currency">
            <text:p>₵360.00</text:p>
          </table:table-cell>
          <table:table-cell table:style-name="ce33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0" table:formula="of:=[.H93]*12" office:value-type="currency" office:currency="GHC" office:value="2160" calcext:value-type="currency">
            <text:p>₵2,160.00</text:p>
          </table:table-cell>
          <table:table-cell table:style-name="ce33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0" table:formula="of:=[.H94]*12" office:value-type="currency" office:currency="GHC" office:value="1176" calcext:value-type="currency">
            <text:p>₵1,176.00</text:p>
          </table:table-cell>
          <table:table-cell table:style-name="ce33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0" table:formula="of:=[.H95]*12" office:value-type="currency" office:currency="GHC" office:value="660" calcext:value-type="currency">
            <text:p>₵660.00</text:p>
          </table:table-cell>
          <table:table-cell table:style-name="ce33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0" table:formula="of:=[.H96]*12" office:value-type="currency" office:currency="GHC" office:value="480" calcext:value-type="currency">
            <text:p>₵480.00</text:p>
          </table:table-cell>
          <table:table-cell table:style-name="ce33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/elevated way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0" table:formula="of:=[.H98]*12" office:value-type="currency" office:currency="GHC" office:value="24" calcext:value-type="currency">
            <text:p>₵24.00</text:p>
          </table:table-cell>
          <table:table-cell table:style-name="ce33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0" table:formula="of:=[.H99]*12" office:value-type="currency" office:currency="GHC" office:value="72" calcext:value-type="currency">
            <text:p>₵72.00</text:p>
          </table:table-cell>
          <table:table-cell table:style-name="ce33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0" table:formula="of:=[.H100]*12" office:value-type="currency" office:currency="GHC" office:value="240" calcext:value-type="currency">
            <text:p>₵240.00</text:p>
          </table:table-cell>
          <table:table-cell table:style-name="ce33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0" table:formula="of:=[.H101]*12" office:value-type="currency" office:currency="GHC" office:value="315.12" calcext:value-type="currency">
            <text:p>₵315.12</text:p>
          </table:table-cell>
          <table:table-cell table:style-name="ce33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0" table:formula="of:=[.H102]*12" office:value-type="currency" office:currency="GHC" office:value="234" calcext:value-type="currency">
            <text:p>₵234.00</text:p>
          </table:table-cell>
          <table:table-cell table:style-name="ce33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0" table:formula="of:=[.H103]*12" office:value-type="currency" office:currency="GHC" office:value="180" calcext:value-type="currency">
            <text:p>₵180.00</text:p>
          </table:table-cell>
          <table:table-cell table:style-name="ce33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0" table:formula="of:=[.H104]*12" office:value-type="currency" office:currency="GHC" office:value="432" calcext:value-type="currency">
            <text:p>₵432.00</text:p>
          </table:table-cell>
          <table:table-cell table:style-name="ce33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0" table:formula="of:=[.H105]*12" office:value-type="currency" office:currency="GHC" office:value="356.4" calcext:value-type="currency">
            <text:p>₵356.40</text:p>
          </table:table-cell>
          <table:table-cell table:style-name="ce33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0" table:formula="of:=[.H106]*12" office:value-type="currency" office:currency="GHC" office:value="144" calcext:value-type="currency">
            <text:p>₵144.00</text:p>
          </table:table-cell>
          <table:table-cell table:style-name="ce33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0" table:formula="of:=[.H107]*12" office:value-type="currency" office:currency="GHC" office:value="114" calcext:value-type="currency">
            <text:p>₵114.00</text:p>
          </table:table-cell>
          <table:table-cell table:style-name="ce33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0" table:formula="of:=[.H108]*12" office:value-type="currency" office:currency="GHC" office:value="144" calcext:value-type="currency">
            <text:p>₵144.00</text:p>
          </table:table-cell>
          <table:table-cell table:style-name="ce33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0" table:formula="of:=[.H109]*12" office:value-type="currency" office:currency="GHC" office:value="252" calcext:value-type="currency">
            <text:p>₵252.00</text:p>
          </table:table-cell>
          <table:table-cell table:style-name="ce33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0" table:formula="of:=[.H110]*12" office:value-type="currency" office:currency="GHC" office:value="187.2" calcext:value-type="currency">
            <text:p>₵187.20</text:p>
          </table:table-cell>
          <table:table-cell table:style-name="ce33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0" table:formula="of:=[.H111]*12" office:value-type="currency" office:currency="GHC" office:value="768" calcext:value-type="currency">
            <text:p>₵768.00</text:p>
          </table:table-cell>
          <table:table-cell table:style-name="ce33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0" table:formula="of:=[.H112]*12" office:value-type="currency" office:currency="GHC" office:value="720" calcext:value-type="currency">
            <text:p>₵720.00</text:p>
          </table:table-cell>
          <table:table-cell table:style-name="ce33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0" table:formula="of:=[.H113]*12" office:value-type="currency" office:currency="GHC" office:value="720" calcext:value-type="currency">
            <text:p>₵720.00</text:p>
          </table:table-cell>
          <table:table-cell table:style-name="ce33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0" table:formula="of:=[.H114]*12" office:value-type="currency" office:currency="GHC" office:value="540" calcext:value-type="currency">
            <text:p>₵540.00</text:p>
          </table:table-cell>
          <table:table-cell table:style-name="ce33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0" table:formula="of:=[.H115]*12" office:value-type="currency" office:currency="GHC" office:value="840" calcext:value-type="currency">
            <text:p>₵840.00</text:p>
          </table:table-cell>
          <table:table-cell table:style-name="ce33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0" table:formula="of:=[.H116]*12" office:value-type="currency" office:currency="GHC" office:value="960" calcext:value-type="currency">
            <text:p>₵960.00</text:p>
          </table:table-cell>
          <table:table-cell table:style-name="ce33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0" table:formula="of:=[.H117]*12" office:value-type="currency" office:currency="GHC" office:value="432" calcext:value-type="currency">
            <text:p>₵432.00</text:p>
          </table:table-cell>
          <table:table-cell table:style-name="ce33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0" table:formula="of:=[.H118]*12" office:value-type="currency" office:currency="GHC" office:value="300" calcext:value-type="currency">
            <text:p>₵300.00</text:p>
          </table:table-cell>
          <table:table-cell table:style-name="ce33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0" table:formula="of:=[.H119]*12" office:value-type="currency" office:currency="GHC" office:value="432" calcext:value-type="currency">
            <text:p>₵432.00</text:p>
          </table:table-cell>
          <table:table-cell table:style-name="ce33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0" table:formula="of:=[.H120]*12" office:value-type="currency" office:currency="GHC" office:value="360" calcext:value-type="currency">
            <text:p>₵360.00</text:p>
          </table:table-cell>
          <table:table-cell table:style-name="ce33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0" table:formula="of:=[.H121]*12" office:value-type="currency" office:currency="GHC" office:value="84" calcext:value-type="currency">
            <text:p>₵84.00</text:p>
          </table:table-cell>
          <table:table-cell table:style-name="ce33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0" table:formula="of:=[.H122]*12" office:value-type="currency" office:currency="GHC" office:value="180" calcext:value-type="currency">
            <text:p>₵180.00</text:p>
          </table:table-cell>
          <table:table-cell table:style-name="ce33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0" table:formula="of:=[.H123]*12" office:value-type="currency" office:currency="GHC" office:value="216" calcext:value-type="currency">
            <text:p>₵216.00</text:p>
          </table:table-cell>
          <table:table-cell table:style-name="ce33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0" table:formula="of:=[.H124]*12" office:value-type="currency" office:currency="GHC" office:value="280.8" calcext:value-type="currency">
            <text:p>₵280.80</text:p>
          </table:table-cell>
          <table:table-cell table:style-name="ce33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0" table:formula="of:=[.H125]*12" office:value-type="currency" office:currency="GHC" office:value="378" calcext:value-type="currency">
            <text:p>₵378.00</text:p>
          </table:table-cell>
          <table:table-cell table:style-name="ce33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0" table:formula="of:=[.H126]*12" office:value-type="currency" office:currency="GHC" office:value="480" calcext:value-type="currency">
            <text:p>₵480.00</text:p>
          </table:table-cell>
          <table:table-cell table:style-name="ce33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0" table:formula="of:=[.H127]*12" office:value-type="currency" office:currency="GHC" office:value="480" calcext:value-type="currency">
            <text:p>₵480.00</text:p>
          </table:table-cell>
          <table:table-cell table:style-name="ce33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0" table:formula="of:=[.H128]*12" office:value-type="currency" office:currency="GHC" office:value="360" calcext:value-type="currency">
            <text:p>₵360.00</text:p>
          </table:table-cell>
          <table:table-cell table:style-name="ce33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0" table:formula="of:=[.H129]*12" office:value-type="currency" office:currency="GHC" office:value="96" calcext:value-type="currency">
            <text:p>₵96.00</text:p>
          </table:table-cell>
          <table:table-cell table:style-name="ce33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0" table:formula="of:=[.H130]*12" office:value-type="currency" office:currency="GHC" office:value="48" calcext:value-type="currency">
            <text:p>₵48.00</text:p>
          </table:table-cell>
          <table:table-cell table:style-name="ce33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0" table:formula="of:=[.H131]*12" office:value-type="currency" office:currency="GHC" office:value="288" calcext:value-type="currency">
            <text:p>₵288.00</text:p>
          </table:table-cell>
          <table:table-cell table:style-name="ce33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0" table:formula="of:=[.H132]*12" office:value-type="currency" office:currency="GHC" office:value="402" calcext:value-type="currency">
            <text:p>₵402.00</text:p>
          </table:table-cell>
          <table:table-cell table:style-name="ce33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0" table:formula="of:=[.H133]*12" office:value-type="currency" office:currency="GHC" office:value="360" calcext:value-type="currency">
            <text:p>₵360.00</text:p>
          </table:table-cell>
          <table:table-cell table:style-name="ce33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0" table:formula="of:=[.H134]*12" office:value-type="currency" office:currency="GHC" office:value="76.8" calcext:value-type="currency">
            <text:p>₵76.80</text:p>
          </table:table-cell>
          <table:table-cell table:style-name="ce33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0" table:formula="of:=[.H135]*12" office:value-type="currency" office:currency="GHC" office:value="240" calcext:value-type="currency">
            <text:p>₵240.00</text:p>
          </table:table-cell>
          <table:table-cell table:style-name="ce33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0" table:formula="of:=[.H136]*12" office:value-type="currency" office:currency="GHC" office:value="42" calcext:value-type="currency">
            <text:p>₵42.00</text:p>
          </table:table-cell>
          <table:table-cell table:style-name="ce33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0" table:formula="of:=[.H137]*12" office:value-type="currency" office:currency="GHC" office:value="288" calcext:value-type="currency">
            <text:p>₵288.00</text:p>
          </table:table-cell>
          <table:table-cell table:style-name="ce33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0" table:formula="of:=[.H138]*12" office:value-type="currency" office:currency="GHC" office:value="300" calcext:value-type="currency">
            <text:p>₵300.00</text:p>
          </table:table-cell>
          <table:table-cell table:style-name="ce33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0" table:formula="of:=[.H140]*12" office:value-type="currency" office:currency="GHC" office:value="192" calcext:value-type="currency">
            <text:p>₵192.00</text:p>
          </table:table-cell>
          <table:table-cell table:style-name="ce33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0" table:formula="of:=[.H141]*12" office:value-type="currency" office:currency="GHC" office:value="96" calcext:value-type="currency">
            <text:p>₵96.00</text:p>
          </table:table-cell>
          <table:table-cell table:style-name="ce33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0" table:formula="of:=[.H142]*12" office:value-type="currency" office:currency="GHC" office:value="120" calcext:value-type="currency">
            <text:p>₵120.00</text:p>
          </table:table-cell>
          <table:table-cell table:style-name="ce33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0" table:formula="of:=[.H143]*12" office:value-type="currency" office:currency="GHC" office:value="84" calcext:value-type="currency">
            <text:p>₵84.00</text:p>
          </table:table-cell>
          <table:table-cell table:style-name="ce33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0" table:formula="of:=[.H144]*12" office:value-type="currency" office:currency="GHC" office:value="132" calcext:value-type="currency">
            <text:p>₵132.00</text:p>
          </table:table-cell>
          <table:table-cell table:style-name="ce33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0" table:formula="of:=[.H145]*12" office:value-type="currency" office:currency="GHC" office:value="132" calcext:value-type="currency">
            <text:p>₵132.00</text:p>
          </table:table-cell>
          <table:table-cell table:style-name="ce33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0" table:formula="of:=[.H146]*12" office:value-type="currency" office:currency="GHC" office:value="136.8" calcext:value-type="currency">
            <text:p>₵136.80</text:p>
          </table:table-cell>
          <table:table-cell table:style-name="ce33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48]*12" office:value-type="currency" office:currency="GHC" office:value="107.52" calcext:value-type="currency">
            <text:p>₵107.52</text:p>
          </table:table-cell>
          <table:table-cell table:style-name="ce33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49]*12" office:value-type="currency" office:currency="GHC" office:value="485.76" calcext:value-type="currency">
            <text:p>₵485.76</text:p>
          </table:table-cell>
          <table:table-cell table:style-name="ce33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0" table:formula="of:=[.H150]*12" office:value-type="currency" office:currency="GHC" office:value="322.56" calcext:value-type="currency">
            <text:p>₵322.56</text:p>
          </table:table-cell>
          <table:table-cell table:style-name="ce33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51]*12" office:value-type="currency" office:currency="GHC" office:value="376.32" calcext:value-type="currency">
            <text:p>₵376.32</text:p>
          </table:table-cell>
          <table:table-cell table:style-name="ce33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52]*12" office:value-type="currency" office:currency="GHC" office:value="107.52" calcext:value-type="currency">
            <text:p>₵107.52</text:p>
          </table:table-cell>
          <table:table-cell table:style-name="ce33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53]*12" office:value-type="currency" office:currency="GHC" office:value="593.28" calcext:value-type="currency">
            <text:p>₵593.28</text:p>
          </table:table-cell>
          <table:table-cell table:style-name="ce33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54]*12" office:value-type="currency" office:currency="GHC" office:value="376.32" calcext:value-type="currency">
            <text:p>₵376.32</text:p>
          </table:table-cell>
          <table:table-cell table:style-name="ce33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0" table:formula="of:=[.H155]*12" office:value-type="currency" office:currency="GHC" office:value="539.52" calcext:value-type="currency">
            <text:p>₵539.52</text:p>
          </table:table-cell>
          <table:table-cell table:style-name="ce33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0" table:formula="of:=[.H156]*12" office:value-type="currency" office:currency="GHC" office:value="700.8" calcext:value-type="currency">
            <text:p>₵700.80</text:p>
          </table:table-cell>
          <table:table-cell table:style-name="ce33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0" table:formula="of:=[.H157]*12" office:value-type="currency" office:currency="GHC" office:value="917.76" calcext:value-type="currency">
            <text:p>₵917.76</text:p>
          </table:table-cell>
          <table:table-cell table:style-name="ce33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58]*12" office:value-type="currency" office:currency="GHC" office:value="107.52" calcext:value-type="currency">
            <text:p>₵107.52</text:p>
          </table:table-cell>
          <table:table-cell table:style-name="ce33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0" table:formula="of:=[.H159]*12" office:value-type="currency" office:currency="GHC" office:value="700.8" calcext:value-type="currency">
            <text:p>₵700.80</text:p>
          </table:table-cell>
          <table:table-cell table:style-name="ce33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60]*12" office:value-type="currency" office:currency="GHC" office:value="593.28" calcext:value-type="currency">
            <text:p>₵593.28</text:p>
          </table:table-cell>
          <table:table-cell table:style-name="ce33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61]*12" office:value-type="currency" office:currency="GHC" office:value="376.32" calcext:value-type="currency">
            <text:p>₵376.32</text:p>
          </table:table-cell>
          <table:table-cell table:style-name="ce33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0" table:formula="of:=[.H162]*12" office:value-type="currency" office:currency="GHC" office:value="268.8" calcext:value-type="currency">
            <text:p>₵268.80</text:p>
          </table:table-cell>
          <table:table-cell table:style-name="ce33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63]*12" office:value-type="currency" office:currency="GHC" office:value="485.76" calcext:value-type="currency">
            <text:p>₵485.76</text:p>
          </table:table-cell>
          <table:table-cell table:style-name="ce33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64]*12" office:value-type="currency" office:currency="GHC" office:value="107.52" calcext:value-type="currency">
            <text:p>₵107.52</text:p>
          </table:table-cell>
          <table:table-cell table:style-name="ce33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65]*12" office:value-type="currency" office:currency="GHC" office:value="485.76" calcext:value-type="currency">
            <text:p>₵485.76</text:p>
          </table:table-cell>
          <table:table-cell table:style-name="ce33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66]*12" office:value-type="currency" office:currency="GHC" office:value="593.28" calcext:value-type="currency">
            <text:p>₵593.28</text:p>
          </table:table-cell>
          <table:table-cell table:style-name="ce33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167]*12" office:value-type="currency" office:currency="GHC" office:value="161.28" calcext:value-type="currency">
            <text:p>₵161.28</text:p>
          </table:table-cell>
          <table:table-cell table:style-name="ce33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68]*12" office:value-type="currency" office:currency="GHC" office:value="107.52" calcext:value-type="currency">
            <text:p>₵107.52</text:p>
          </table:table-cell>
          <table:table-cell table:style-name="ce33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0" table:formula="of:=[.H169]*12" office:value-type="currency" office:currency="GHC" office:value="215.04" calcext:value-type="currency">
            <text:p>₵215.04</text:p>
          </table:table-cell>
          <table:table-cell table:style-name="ce33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70]*12" office:value-type="currency" office:currency="GHC" office:value="376.32" calcext:value-type="currency">
            <text:p>₵376.32</text:p>
          </table:table-cell>
          <table:table-cell table:style-name="ce33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71]*12" office:value-type="currency" office:currency="GHC" office:value="376.32" calcext:value-type="currency">
            <text:p>₵376.32</text:p>
          </table:table-cell>
          <table:table-cell table:style-name="ce33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0" table:formula="of:=[.H172]*12" office:value-type="currency" office:currency="GHC" office:value="322.56" calcext:value-type="currency">
            <text:p>₵322.56</text:p>
          </table:table-cell>
          <table:table-cell table:style-name="ce33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boxe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0" table:formula="of:=[.H174]*12" office:value-type="currency" office:currency="GHC" office:value="53.76" calcext:value-type="currency">
            <text:p>₵53.76</text:p>
          </table:table-cell>
          <table:table-cell table:style-name="ce33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0" table:formula="of:=[.H175]*12" office:value-type="currency" office:currency="GHC" office:value="88.32" calcext:value-type="currency">
            <text:p>₵88.32</text:p>
          </table:table-cell>
          <table:table-cell table:style-name="ce33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0" table:formula="of:=[.H176]*12" office:value-type="currency" office:currency="GHC" office:value="76.8" calcext:value-type="currency">
            <text:p>₵76.80</text:p>
          </table:table-cell>
          <table:table-cell table:style-name="ce33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0" table:formula="of:=[.H177]*12" office:value-type="currency" office:currency="GHC" office:value="193.92" calcext:value-type="currency">
            <text:p>₵193.92</text:p>
          </table:table-cell>
          <table:table-cell table:style-name="ce33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0" table:formula="of:=[.H178]*12" office:value-type="currency" office:currency="GHC" office:value="224.64" calcext:value-type="currency">
            <text:p>₵224.64</text:p>
          </table:table-cell>
          <table:table-cell table:style-name="ce33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79]*12" office:value-type="currency" office:currency="GHC" office:value="299.52" calcext:value-type="currency">
            <text:p>₵299.52</text:p>
          </table:table-cell>
          <table:table-cell table:style-name="ce33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0" table:formula="of:=[.H180]*12" office:value-type="currency" office:currency="GHC" office:value="245.76" calcext:value-type="currency">
            <text:p>₵245.76</text:p>
          </table:table-cell>
          <table:table-cell table:style-name="ce33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0" table:formula="of:=[.H181]*12" office:value-type="currency" office:currency="GHC" office:value="291.84" calcext:value-type="currency">
            <text:p>₵291.84</text:p>
          </table:table-cell>
          <table:table-cell table:style-name="ce33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0" table:formula="of:=[.H182]*12" office:value-type="currency" office:currency="GHC" office:value="289.92" calcext:value-type="currency">
            <text:p>₵289.92</text:p>
          </table:table-cell>
          <table:table-cell table:style-name="ce33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0" table:formula="of:=[.H183]*12" office:value-type="currency" office:currency="GHC" office:value="433.92" calcext:value-type="currency">
            <text:p>₵433.92</text:p>
          </table:table-cell>
          <table:table-cell table:style-name="ce33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0" table:formula="of:=[.H184]*12" office:value-type="currency" office:currency="GHC" office:value="134.4" calcext:value-type="currency">
            <text:p>₵134.40</text:p>
          </table:table-cell>
          <table:table-cell table:style-name="ce33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85]*12" office:value-type="currency" office:currency="GHC" office:value="299.52" calcext:value-type="currency">
            <text:p>₵299.52</text:p>
          </table:table-cell>
          <table:table-cell table:style-name="ce33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0" table:formula="of:=[.H186]*12" office:value-type="currency" office:currency="GHC" office:value="359.04" calcext:value-type="currency">
            <text:p>₵359.04</text:p>
          </table:table-cell>
          <table:table-cell table:style-name="ce33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87]*12" office:value-type="currency" office:currency="GHC" office:value="299.52" calcext:value-type="currency">
            <text:p>₵299.52</text:p>
          </table:table-cell>
          <table:table-cell table:style-name="ce33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0" table:formula="of:=[.H188]*12" office:value-type="currency" office:currency="GHC" office:value="134.4" calcext:value-type="currency">
            <text:p>₵134.40</text:p>
          </table:table-cell>
          <table:table-cell table:style-name="ce33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0" table:formula="of:=[.H189]*12" office:value-type="currency" office:currency="GHC" office:value="284.16" calcext:value-type="currency">
            <text:p>₵284.16</text:p>
          </table:table-cell>
          <table:table-cell table:style-name="ce33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s</text:p>
          </table:table-cell>
          <table:table-cell table:style-name="ce31" table:number-columns-repeated="8"/>
          <table:table-cell table:style-name="ce34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0" table:formula="of:=[.H191]*12" office:value-type="currency" office:currency="GHC" office:value="44.16" calcext:value-type="currency">
            <text:p>₵44.16</text:p>
          </table:table-cell>
          <table:table-cell table:style-name="ce33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0" table:formula="of:=[.H192]*12" office:value-type="currency" office:currency="GHC" office:value="32.64" calcext:value-type="currency">
            <text:p>₵32.64</text:p>
          </table:table-cell>
          <table:table-cell table:style-name="ce33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andscaping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0" table:formula="of:=[.H194]*12" office:value-type="currency" office:currency="GHC" office:value="0" calcext:value-type="currency">
            <text:p>₵0.00</text:p>
          </table:table-cell>
          <table:table-cell table:style-name="ce33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0" table:formula="of:=[.H195]*12" office:value-type="currency" office:currency="GHC" office:value="0" calcext:value-type="currency">
            <text:p>₵0.00</text:p>
          </table:table-cell>
          <table:table-cell table:style-name="ce33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op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0" table:formula="of:=[.H197]*12" office:value-type="currency" office:currency="GHC" office:value="75" calcext:value-type="currency">
            <text:p>₵75.00</text:p>
          </table:table-cell>
          <table:table-cell table:style-name="ce33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0" table:formula="of:=[.H198]*12" office:value-type="currency" office:currency="GHC" office:value="119.04" calcext:value-type="currency">
            <text:p>₵119.04</text:p>
          </table:table-cell>
          <table:table-cell table:style-name="ce33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0" table:formula="of:=[.H199]*12" office:value-type="currency" office:currency="GHC" office:value="67.2" calcext:value-type="currency">
            <text:p>₵67.20</text:p>
          </table:table-cell>
          <table:table-cell table:style-name="ce33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 buildings</text:p>
          </table:table-cell>
          <table:table-cell table:style-name="ce49" table:number-columns-repeated="7"/>
          <table:table-cell table:style-name="ce3"/>
          <table:table-cell table:style-name="ce53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0" table:formula="of:=[.H201]*12" office:value-type="currency" office:currency="GHC" office:value="328.32" calcext:value-type="currency">
            <text:p>₵328.32</text:p>
          </table:table-cell>
          <table:table-cell table:style-name="ce33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0" table:formula="of:=[.H202]*12" office:value-type="currency" office:currency="GHC" office:value="353.28" calcext:value-type="currency">
            <text:p>₵353.28</text:p>
          </table:table-cell>
          <table:table-cell table:style-name="ce33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203]*12" office:value-type="currency" office:currency="GHC" office:value="299.52" calcext:value-type="currency">
            <text:p>₵299.52</text:p>
          </table:table-cell>
          <table:table-cell table:style-name="ce33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0" table:formula="of:=[.H204]*12" office:value-type="currency" office:currency="GHC" office:value="240" calcext:value-type="currency">
            <text:p>₵240.00</text:p>
          </table:table-cell>
          <table:table-cell table:style-name="ce33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0" table:formula="of:=[.H205]*12" office:value-type="currency" office:currency="GHC" office:value="305.28" calcext:value-type="currency">
            <text:p>₵305.28</text:p>
          </table:table-cell>
          <table:table-cell table:style-name="ce33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0" table:formula="of:=[.H206]*12" office:value-type="currency" office:currency="GHC" office:value="278.4" calcext:value-type="currency">
            <text:p>₵278.40</text:p>
          </table:table-cell>
          <table:table-cell table:style-name="ce33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0" table:formula="of:=[.H207]*12" office:value-type="currency" office:currency="GHC" office:value="326.4" calcext:value-type="currency">
            <text:p>₵326.40</text:p>
          </table:table-cell>
          <table:table-cell table:style-name="ce33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0" table:formula="of:=[.H208]*12" office:value-type="currency" office:currency="GHC" office:value="96" calcext:value-type="currency">
            <text:p>₵96.00</text:p>
          </table:table-cell>
          <table:table-cell table:style-name="ce33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0" table:formula="of:=[.H209]*12" office:value-type="currency" office:currency="GHC" office:value="11.52" calcext:value-type="currency">
            <text:p>₵11.52</text:p>
          </table:table-cell>
          <table:table-cell table:style-name="ce33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0" table:formula="of:=[.H210]*12" office:value-type="currency" office:currency="GHC" office:value="224.64" calcext:value-type="currency">
            <text:p>₵224.64</text:p>
          </table:table-cell>
          <table:table-cell table:style-name="ce33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0" table:formula="of:=[.H211]*12" office:value-type="currency" office:currency="GHC" office:value="216.96" calcext:value-type="currency">
            <text:p>₵216.96</text:p>
          </table:table-cell>
          <table:table-cell table:style-name="ce33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0" table:formula="of:=[.H212]*12" office:value-type="currency" office:currency="GHC" office:value="13.44" calcext:value-type="currency">
            <text:p>₵13.44</text:p>
          </table:table-cell>
          <table:table-cell table:style-name="ce33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0" table:formula="of:=[.H213]*12" office:value-type="currency" office:currency="GHC" office:value="28.8" calcext:value-type="currency">
            <text:p>₵28.80</text:p>
          </table:table-cell>
          <table:table-cell table:style-name="ce33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214]*12" office:value-type="currency" office:currency="GHC" office:value="161.28" calcext:value-type="currency">
            <text:p>₵161.28</text:p>
          </table:table-cell>
          <table:table-cell table:style-name="ce33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215]*12" office:value-type="currency" office:currency="GHC" office:value="161.28" calcext:value-type="currency">
            <text:p>₵161.28</text:p>
          </table:table-cell>
          <table:table-cell table:style-name="ce33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216]*12" office:value-type="currency" office:currency="GHC" office:value="107.52" calcext:value-type="currency">
            <text:p>₵107.52</text:p>
          </table:table-cell>
          <table:table-cell table:style-name="ce33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0" table:formula="of:=[.H217]*12" office:value-type="currency" office:currency="GHC" office:value="268.8" calcext:value-type="currency">
            <text:p>₵268.80</text:p>
          </table:table-cell>
          <table:table-cell table:style-name="ce33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(in-game conversion)" table:style-name="ta1">
        <table:table-column table:style-name="co11" table:default-cell-style-name="Default"/>
        <table:table-row table:style-name="ro2">
          <table:table-cell/>
        </table:table-row>
      </table:table>
      <table:table table:name="Currency conversion" table:style-name="ta1">
        <table:table-column table:style-name="co3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1015" table:default-cell-style-name="Default"/>
        <table:table-row table:style-name="ro1">
          <table:table-cell table:style-name="ce60"/>
          <table:table-cell table:style-name="ce2" office:value-type="string" calcext:value-type="string">
            <text:p>SimuCents (.dat file)</text:p>
          </table:table-cell>
          <table:table-cell table:style-name="ce2" office:value-type="string" calcext:value-type="string">
            <text:p>SimuCents (in game)</text:p>
          </table:table-cell>
          <table:table-cell table:style-name="ce6" office:value-type="string" calcext:value-type="string">
            <text:p>GBP (1900) (real)</text:p>
          </table:table-cell>
          <table:table-cell table:style-name="ce6" office:value-type="string" calcext:value-type="string">
            <text:p>GBP (1900) (in game)</text:p>
          </table:table-cell>
          <table:table-cell table:style-name="ce44" office:value-type="string" calcext:value-type="string">
            <text:p>Conversion ratio (GBP to SimuCents revenue)</text:p>
          </table:table-cell>
          <table:table-cell table:style-name="ce44" office:value-type="string" calcext:value-type="string">
            <text:p>Conversion ratio (SimuCents revenue to GBP)</text:p>
          </table:table-cell>
          <table:table-cell table:style-name="ce44" office:value-type="string" calcext:value-type="string">
            <text:p>Conversion ratio (GBP to SimuCents capital or annualised)</text:p>
          </table:table-cell>
          <table:table-cell table:style-name="ce44" office:value-type="string" calcext:value-type="string">
            <text:p>Conversion ratio (SimuCents capital or annualised to GBP)</text:p>
          </table:table-cell>
          <table:table-cell table:style-name="ce60" table:number-columns-repeated="1015"/>
        </table:table-row>
        <table:table-row table:style-name="ro2">
          <table:table-cell table:style-name="ce43" office:value-type="string" calcext:value-type="string">
            <text:p>Short timescale</text:p>
          </table:table-cell>
          <table:table-cell table:style-name="ce30" office:value-type="currency" office:currency="GHC" office:value="0.8" calcext:value-type="currency">
            <text:p>₵0.80</text:p>
          </table:table-cell>
          <table:table-cell table:style-name="ce30" table:formula="of:=([.B2]/3)/1.1" office:value-type="currency" office:currency="GHC" office:value="0.242424242424242" calcext:value-type="currency">
            <office:annotation draw:style-name="gr1" draw:text-style-name="P2" svg:width="2.899cm" svg:height="2.176cm" svg:x="7.9cm" svg:y="0cm" draw:caption-point-x="-0.61cm" draw:caption-point-y="0.851cm">
              <dc:creator>JEP</dc:creator>
              <dc:date>2022-01-06T00:00:00</dc:date>
              <text:p text:style-name="P1">Divide by 1.1 because the 0.80 figure is for the second fare stage</text:p>
            </office:annotation>
            <text:p>₵0.24</text:p>
          </table:table-cell>
          <table:table-cell table:style-name="ce62" table:formula="of:=1/240" office:value-type="currency" office:currency="GBP" office:value="0.00416666666666667" calcext:value-type="currency">
            <text:p>£0.00417</text:p>
          </table:table-cell>
          <table:table-cell table:style-name="ce62" office:value-type="string" calcext:value-type="string">
            <text:p>n/a</text:p>
          </table:table-cell>
          <table:table-cell table:style-name="ce63" table:formula="of:=[.C2]/[.D2]" office:value-type="float" office:value="58.1818181818182" calcext:value-type="float">
            <text:p>58.182</text:p>
          </table:table-cell>
          <table:table-cell table:style-name="ce63" table:formula="of:=[.D2]/[.C2]" office:value-type="float" office:value="0.0171875" calcext:value-type="float">
            <text:p>0.017</text:p>
          </table:table-cell>
          <table:table-cell table:style-name="ce63" table:number-columns-repeated="2"/>
          <table:table-cell table:number-columns-repeated="1015"/>
        </table:table-row>
        <table:table-row table:style-name="ro2">
          <table:table-cell table:style-name="ce43" office:value-type="string" calcext:value-type="string">
            <text:p>Long timescale</text:p>
          </table:table-cell>
          <table:table-cell table:style-name="ce30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1" table:formula="of:=[.C2]*[$'Capital to maintenance ratio'.$F$4]" office:value-type="currency" office:currency="GHC" office:value="0.00318594996067343" calcext:value-type="currency">
            <text:p>₵0.0032</text:p>
          </table:table-cell>
          <table:table-cell table:style-name="ce62" table:formula="of:=[.B3]*[.$G$2]" office:value-type="currency" office:currency="GBP" office:value="0.000180703099331946" calcext:value-type="currency">
            <text:p>£0.00018</text:p>
          </table:table-cell>
          <table:table-cell table:style-name="ce62" table:formula="of:=[.C3]*[.$G$2]" office:value-type="currency" office:currency="GBP" office:value="0.0000547585149490746" calcext:value-type="currency">
            <text:p>£0.00005</text:p>
          </table:table-cell>
          <table:table-cell table:style-name="ce63" table:number-columns-repeated="2"/>
          <table:table-cell table:style-name="ce63" table:formula="of:=[.C3]/[.D2]" office:value-type="float" office:value="0.764627990561623" calcext:value-type="float">
            <text:p>0.765</text:p>
          </table:table-cell>
          <table:table-cell table:style-name="ce63" table:formula="of:=[.D2]/[.C3]" office:value-type="float" office:value="1.30782552083333" calcext:value-type="float">
            <text:p>1.308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0"/>
        <table:table-column table:style-name="co41" table:number-columns-repeated="2" table:default-cell-style-name="ce11"/>
        <table:table-column table:style-name="co42" table:default-cell-style-name="ce30"/>
        <table:table-column table:style-name="co41" table:default-cell-style-name="Default"/>
        <table:table-column table:style-name="co11" table:default-cell-style-name="ce11"/>
        <table:table-column table:style-name="co43" table:default-cell-style-name="Default"/>
        <table:table-column table:style-name="co11" table:number-columns-repeated="1012" table:default-cell-style-name="Default"/>
        <table:table-row table:style-name="ro1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ssengers carried</text:p>
          </table:table-cell>
          <table:table-cell table:style-name="ce2" office:value-type="string" calcext:value-type="string">
            <text:p>Passengers carried (Simutrans equiv.)</text:p>
          </table:table-cell>
          <table:table-cell table:style-name="ce2" office:value-type="string" calcext:value-type="string">
            <text:p>Revenue per passenger (1900)</text:p>
          </table:table-cell>
          <table:table-cell table:style-name="ce29" office:value-type="string" calcext:value-type="string">
            <text:p>Revenue per passenger (Simutrans)</text:p>
          </table:table-cell>
          <table:table-cell table:style-name="ce10" office:value-type="string" calcext:value-type="string">
            <text:p>Revenue</text:p>
          </table:table-cell>
          <table:table-cell table:style-name="ce10" office:value-type="string" calcext:value-type="string">
            <text:p>Adjusted to 1900</text:p>
          </table:table-cell>
          <table:table-cell table:style-name="ce29" office:value-type="string" calcext:value-type="string">
            <text:p>Adjusted to SimuCents</text:p>
          </table:table-cell>
          <table:table-cell table:style-name="ce2" office:value-type="string" calcext:value-type="string">
            <text:p>Cost</text:p>
          </table:table-cell>
          <table:table-cell table:style-name="ce10" office:value-type="string" calcext:value-type="string">
            <text:p>Adjusted to 1900</text:p>
          </table:table-cell>
          <table:table-cell table:style-name="ce2" office:value-type="string" calcext:value-type="string">
            <text:p>Adjusted to SimuCents</text:p>
          </table:table-cell>
          <table:table-cell table:style-name="ce60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4" office:value-type="float" office:value="445047" calcext:value-type="float">
            <text:p>445,047</text:p>
          </table:table-cell>
          <table:table-cell table:style-name="ce64" table:formula="of:=[.C2]*[$'Capital to maintenance ratio'.F4]" office:value-type="float" office:value="5848.82707260979" calcext:value-type="float">
            <text:p>5,849</text:p>
          </table:table-cell>
          <table:table-cell table:style-name="ce11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17.1805445676116" calcext:value-type="currency">
            <text:p>₵17.18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100486.034189226" calcext:value-type="currency">
            <text:p>₵100,486.03</text:p>
          </table:table-cell>
          <table:table-cell table:style-name="ce11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0" table:formula="of:=[.K2]*[$'Currency conversion'.$H$3]" office:value-type="currency" office:currency="GHC" office:value="54601.2284226561" calcext:value-type="currency">
            <text:p>₵54,60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204628.748817714" calcext:value-type="currency">
            <text:p>₵204,628.75</text:p>
          </table:table-cell>
          <table:table-cell table:style-name="ce11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0" table:formula="of:=[.K3]*[$'Currency conversion'.$H$3]" office:value-type="currency" office:currency="GHC" office:value="91340.8081560319" calcext:value-type="currency">
            <text:p>₵91,340.81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6T13:15:01.931034187</dc:date>
    <dc:creator>James Petts</dc:creator>
    <meta:editing-duration>PT20H30M30S</meta:editing-duration>
    <meta:editing-cycles>539</meta:editing-cycles>
    <meta:document-statistic meta:table-count="7" meta:cell-count="3204" meta:object-count="0"/>
  </office:meta>
</office:document-meta>
</file>